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use-window-font-color="true"/>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Liberation Serif"/>
    </style:style>
    <style:style style:name="P16" style:family="paragraph" style:parent-style-name="Code">
      <style:text-properties style:use-window-font-color="true"/>
    </style:style>
    <style:style style:name="P17" style:family="paragraph" style:parent-style-name="Code">
      <style:text-properties fo:font-size="10pt" style:font-size-asian="10pt" style:font-size-complex="10pt"/>
    </style:style>
    <style:style style:name="P18" style:family="paragraph" style:parent-style-name="Code">
      <style:text-properties fo:font-size="10pt" fo:font-weight="normal" style:font-size-asian="10pt" style:font-size-complex="10pt"/>
    </style:style>
    <style:style style:name="P19" style:family="paragraph" style:parent-style-name="Code">
      <style:text-properties style:font-name="Courier New" fo:font-size="10pt" style:font-size-asian="10pt" style:font-size-complex="10pt"/>
    </style:style>
    <style:style style:name="P20" style:family="paragraph" style:parent-style-name="Code">
      <style:text-properties style:font-name="Times New Roman" fo:font-size="12pt" style:font-size-asian="12pt" style:font-size-complex="12pt"/>
    </style:style>
    <style:style style:name="P21" style:family="paragraph" style:parent-style-name="Code">
      <style:text-properties style:font-name="Times New Roman" fo:font-size="12pt" fo:font-weight="normal" style:font-size-asian="12pt" style:font-weight-asian="normal" style:font-size-complex="12pt" style:font-weight-complex="normal"/>
    </style:style>
    <style:style style:name="P22" style:family="paragraph" style:parent-style-name="Code">
      <style:text-properties fo:color="#ff0000"/>
    </style:style>
    <style:style style:name="P23" style:family="paragraph" style:parent-style-name="Standard">
      <style:text-properties fo:font-weight="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6" style:family="paragraph" style:parent-style-name="Standard">
      <style:text-properties fo:font-size="12pt" fo:font-weight="normal" style:font-size-asian="12pt" style:font-weight-asian="normal" style:font-size-complex="12pt" style:font-weight-complex="normal"/>
    </style:style>
    <style:style style:name="P27" style:family="paragraph" style:parent-style-name="Standard">
      <style:text-properties fo:font-size="14pt" fo:font-weight="bold" style:font-size-asian="14pt" style:font-weight-asian="bold" style:font-size-complex="14pt" style:font-weight-complex="bold"/>
    </style:style>
    <style:style style:name="P28" style:family="paragraph" style:parent-style-name="Standard">
      <style:text-properties style:font-name="Courier New" fo:font-size="10pt" fo:font-weight="normal" style:font-size-asian="10pt" style:font-weight-asian="normal" style:font-size-complex="10pt" style:font-weight-complex="normal"/>
    </style:style>
    <style:style style:name="P29" style:family="paragraph" style:parent-style-name="Standard">
      <style:text-properties style:use-window-font-color="true"/>
    </style:style>
    <style:style style:name="P30" style:family="paragraph" style:parent-style-name="Standard">
      <style:text-properties fo:font-weight="normal" style:font-weight-asian="normal" style:font-weight-complex="normal"/>
    </style:style>
    <style:style style:name="P31" style:family="paragraph" style:parent-style-name="Text_20_body_20_indent">
      <style:text-properties fo:color="#ff0000"/>
    </style:style>
    <style:style style:name="P32" style:family="paragraph" style:parent-style-name="Text_20_body_20_indent">
      <style:text-properties fo:font-weight="bold"/>
    </style:style>
    <style:style style:name="P33" style:family="paragraph" style:parent-style-name="Text_20_body_20_indent">
      <style:text-properties style:use-window-font-color="true"/>
    </style:style>
    <style:style style:name="P34" style:family="paragraph" style:parent-style-name="Code_20_Indented">
      <style:text-properties style:font-name="Courier New"/>
    </style:style>
    <style:style style:name="P35" style:family="paragraph" style:parent-style-name="Code_20_Indented">
      <style:text-properties fo:font-size="12pt" style:font-size-asian="12pt" style:font-size-complex="12pt"/>
    </style:style>
    <style:style style:name="P36" style:family="paragraph" style:parent-style-name="Code_20_Indented">
      <style:paragraph-properties>
        <style:tab-stops>
          <style:tab-stop style:position="4.2874in"/>
        </style:tab-stops>
      </style:paragraph-properties>
    </style:style>
    <style:style style:name="P3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8" style:family="paragraph" style:parent-style-name="Body_20_Text_20_Indent_20_3">
      <style:text-properties fo:font-size="10pt" style:font-size-asian="10pt" style:font-size-complex="10pt"/>
    </style:style>
    <style:style style:name="P39" style:family="paragraph" style:parent-style-name="List_20_Number">
      <style:text-properties fo:color="#ff0000"/>
    </style:style>
    <style:style style:name="P40" style:family="paragraph" style:parent-style-name="Standard">
      <style:paragraph-properties fo:margin-left="-0.011in" fo:margin-right="0in" fo:text-indent="0in" style:auto-text-indent="false"/>
    </style:style>
    <style:style style:name="P41" style:family="paragraph" style:parent-style-name="Code">
      <style:paragraph-properties fo:margin-left="0.6492in" fo:margin-right="0in" fo:text-indent="-0.2201in" style:auto-text-indent="false"/>
    </style:style>
    <style:style style:name="P42" style:family="paragraph" style:parent-style-name="Code_20_Indented">
      <style:paragraph-properties fo:margin-left="0.25in" fo:margin-right="0in" fo:text-indent="0in" style:auto-text-indent="false"/>
    </style:style>
    <style:style style:name="P43" style:family="paragraph" style:parent-style-name="Date">
      <style:paragraph-properties fo:text-align="center" style:justify-single-word="false"/>
    </style:style>
    <style:style style:name="P44" style:family="paragraph" style:parent-style-name="Heading_20_2">
      <style:paragraph-properties fo:margin-top="0.1665in" fo:margin-bottom="0.0417in" fo:orphans="2" fo:widows="2" fo:keep-with-next="always" style:writing-mode="lr-tb"/>
    </style:style>
    <style:style style:name="P45" style:family="paragraph" style:parent-style-name="Standard" style:list-style-name="L2"/>
    <style:style style:name="P46" style:family="paragraph" style:parent-style-name="Standard" style:list-style-name="L2"/>
    <style:style style:name="P47" style:family="paragraph" style:parent-style-name="Standard" style:list-style-name="L2"/>
    <style:style style:name="P48" style:family="paragraph" style:parent-style-name="Standard" style:list-style-name="L3">
      <style:text-properties fo:font-weight="bold" style:font-weight-asian="bold" style:font-weight-complex="bold"/>
    </style:style>
    <style:style style:name="P49" style:family="paragraph" style:parent-style-name="Standard" style:list-style-name="L3">
      <style:text-properties fo:font-weight="bold" style:font-weight-asian="bold" style:font-weight-complex="bold"/>
    </style:style>
    <style:style style:name="P50" style:family="paragraph" style:parent-style-name="Standard" style:list-style-name="L3">
      <style:text-properties fo:font-weight="bold" style:font-weight-asian="bold" style:font-weight-complex="bold"/>
    </style:style>
    <style:style style:name="P51" style:family="paragraph" style:parent-style-name="Standard" style:list-style-name="L4"/>
    <style:style style:name="P52" style:family="paragraph" style:parent-style-name="Standard" style:list-style-name="L5"/>
    <style:style style:name="P53" style:family="paragraph" style:parent-style-name="Standard" style:list-style-name="L5"/>
    <style:style style:name="P54" style:family="paragraph" style:parent-style-name="Standard" style:list-style-name="L5"/>
    <style:style style:name="P55" style:family="paragraph" style:parent-style-name="Standard" style:list-style-name="L5"/>
    <style:style style:name="P56" style:family="paragraph" style:parent-style-name="Standard" style:list-style-name="L5"/>
    <style:style style:name="P57" style:family="paragraph" style:parent-style-name="Standard" style:list-style-name="L5"/>
    <style:style style:name="P58" style:family="paragraph" style:parent-style-name="Standard" style:list-style-name="L5"/>
    <style:style style:name="P59" style:family="paragraph" style:parent-style-name="Standard" style:list-style-name="L5"/>
    <style:style style:name="P60" style:family="paragraph" style:parent-style-name="Standard" style:list-style-name="L5"/>
    <style:style style:name="P61" style:family="paragraph" style:parent-style-name="Standard" style:list-style-name="L5"/>
    <style:style style:name="P62" style:family="paragraph" style:parent-style-name="Standard" style:list-style-name="L5"/>
    <style:style style:name="P63" style:family="paragraph" style:parent-style-name="Standard" style:list-style-name="L6"/>
    <style:style style:name="P64" style:family="paragraph" style:parent-style-name="Standard" style:list-style-name="L6"/>
    <style:style style:name="P65" style:family="paragraph" style:parent-style-name="Standard" style:list-style-name="L6"/>
    <style:style style:name="P66" style:family="paragraph" style:parent-style-name="Standard" style:list-style-name="L9"/>
    <style:style style:name="P67" style:family="paragraph" style:parent-style-name="Standard" style:list-style-name="L9"/>
    <style:style style:name="P68" style:family="paragraph" style:parent-style-name="Standard" style:list-style-name="L9"/>
    <style:style style:name="P69" style:family="paragraph" style:parent-style-name="Standard" style:list-style-name="L9"/>
    <style:style style:name="P70" style:family="paragraph" style:parent-style-name="Standard" style:list-style-name="L9"/>
    <style:style style:name="P71" style:family="paragraph" style:parent-style-name="Standard" style:list-style-name="L9"/>
    <style:style style:name="P72" style:family="paragraph" style:parent-style-name="Standard" style:list-style-name="L9"/>
    <style:style style:name="P73" style:family="paragraph" style:parent-style-name="Standard" style:list-style-name="L9"/>
    <style:style style:name="P74" style:family="paragraph" style:parent-style-name="Standard" style:list-style-name="L9"/>
    <style:style style:name="P75" style:family="paragraph" style:parent-style-name="Standard" style:list-style-name="L10"/>
    <style:style style:name="P76" style:family="paragraph" style:parent-style-name="Standard" style:list-style-name="L10"/>
    <style:style style:name="P77" style:family="paragraph" style:parent-style-name="Standard" style:list-style-name="L11"/>
    <style:style style:name="P78" style:family="paragraph" style:parent-style-name="Standard" style:list-style-name="L11"/>
    <style:style style:name="P79" style:family="paragraph" style:parent-style-name="Standard" style:list-style-name="L12"/>
    <style:style style:name="P80" style:family="paragraph" style:parent-style-name="Standard" style:list-style-name="L12"/>
    <style:style style:name="P81" style:family="paragraph" style:parent-style-name="Standard" style:list-style-name="L12"/>
    <style:style style:name="P82" style:family="paragraph" style:parent-style-name="Standard" style:list-style-name="L12"/>
    <style:style style:name="P83" style:family="paragraph" style:parent-style-name="Standard" style:list-style-name="L12"/>
    <style:style style:name="P84" style:family="paragraph" style:parent-style-name="Standard" style:list-style-name="L1"/>
    <style:style style:name="P85" style:family="paragraph" style:parent-style-name="Standard" style:list-style-name="L13"/>
    <style:style style:name="P86" style:family="paragraph" style:parent-style-name="Contents_20_1">
      <style:paragraph-properties>
        <style:tab-stops>
          <style:tab-stop style:position="6.9in" style:type="right" style:leader-style="dotted" style:leader-text="."/>
        </style:tab-stops>
      </style:paragraph-properties>
    </style:style>
    <style:style style:name="P87" style:family="paragraph" style:parent-style-name="Contents_20_2">
      <style:paragraph-properties>
        <style:tab-stops>
          <style:tab-stop style:position="6.7335in" style:type="right" style:leader-style="dotted" style:leader-text="."/>
        </style:tab-stops>
      </style:paragraph-properties>
    </style:style>
    <style:style style:name="P88" style:family="paragraph" style:parent-style-name="Contents_20_3">
      <style:paragraph-properties>
        <style:tab-stops>
          <style:tab-stop style:position="6.5665in" style:type="right" style:leader-style="dotted" style:leader-text="."/>
        </style:tab-stops>
      </style:paragraph-properties>
    </style:style>
    <style:style style:name="P89" style:family="paragraph" style:parent-style-name="Text_20_body" style:list-style-name="L7"/>
    <style:style style:name="P90" style:family="paragraph" style:parent-style-name="Text_20_body" style:list-style-name="L7"/>
    <style:style style:name="P91" style:family="paragraph" style:parent-style-name="Text_20_body" style:list-style-name="L7"/>
    <style:style style:name="P92" style:family="paragraph" style:parent-style-name="Text_20_body" style:list-style-name="L7"/>
    <style:style style:name="P93" style:family="paragraph" style:parent-style-name="Text_20_body" style:list-style-name="L7"/>
    <style:style style:name="P94" style:family="paragraph" style:parent-style-name="Text_20_body" style:list-style-name="L7"/>
    <style:style style:name="P95" style:family="paragraph" style:parent-style-name="Text_20_body" style:list-style-name="L7"/>
    <style:style style:name="P96" style:family="paragraph" style:parent-style-name="Text_20_body" style:list-style-name="L7"/>
    <style:style style:name="P97" style:family="paragraph" style:parent-style-name="Text_20_body" style:list-style-name="L7"/>
    <style:style style:name="P98" style:family="paragraph" style:parent-style-name="Text_20_body" style:list-style-name="L7"/>
    <style:style style:name="P99" style:family="paragraph" style:parent-style-name="Text_20_body" style:list-style-name="L7"/>
    <style:style style:name="P100" style:family="paragraph" style:parent-style-name="Text_20_body" style:list-style-name="L8"/>
    <style:style style:name="P101" style:family="paragraph" style:parent-style-name="Text_20_body" style:list-style-name="L8"/>
    <style:style style:name="P102" style:family="paragraph" style:parent-style-name="Text_20_body" style:list-style-name="L8"/>
    <style:style style:name="P103" style:family="paragraph" style:parent-style-name="Text_20_body" style:list-style-name="L8"/>
    <style:style style:name="P104" style:family="paragraph" style:parent-style-name="Text_20_body" style:list-style-name="L8"/>
    <style:style style:name="P105" style:family="paragraph" style:parent-style-name="Text_20_body">
      <style:text-properties style:use-window-font-color="true"/>
    </style:style>
    <style:style style:name="P106" style:family="paragraph" style:parent-style-name="Text_20_body" style:list-style-name="L14"/>
    <style:style style:name="P107" style:family="paragraph" style:parent-style-name="Text_20_body" style:list-style-name="L14"/>
    <style:style style:name="P108" style:family="paragraph" style:parent-style-name="Text_20_body" style:list-style-name="L14"/>
    <style:style style:name="P109" style:family="paragraph" style:parent-style-name="Text_20_body" style:list-style-name="L14"/>
    <style:style style:name="P110" style:family="paragraph" style:parent-style-name="Text_20_body" style:list-style-name="L14"/>
    <style:style style:name="P111" style:family="paragraph" style:parent-style-name="Text_20_body" style:list-style-name="L14"/>
    <style:style style:name="P112" style:family="paragraph" style:parent-style-name="Heading_20_1" style:list-style-name="L1"/>
    <style:style style:name="P113" style:family="paragraph" style:parent-style-name="Heading_20_1" style:list-style-name="L1"/>
    <style:style style:name="P114" style:family="paragraph" style:parent-style-name="Heading_20_1" style:list-style-name="L1"/>
    <style:style style:name="P115" style:family="paragraph" style:parent-style-name="Heading_20_1" style:list-style-name="L1"/>
    <style:style style:name="P116" style:family="paragraph" style:parent-style-name="Heading_20_1" style:list-style-name="L1"/>
    <style:style style:name="P117" style:family="paragraph" style:parent-style-name="Heading_20_1" style:list-style-name="L1"/>
    <style:style style:name="P118" style:family="paragraph" style:parent-style-name="Heading_20_1" style:list-style-name="L1"/>
    <style:style style:name="P119" style:family="paragraph" style:parent-style-name="Heading_20_1" style:list-style-name="L1"/>
    <style:style style:name="P120" style:family="paragraph" style:parent-style-name="Heading_20_1" style:list-style-name="L1"/>
    <style:style style:name="P121" style:family="paragraph" style:parent-style-name="Heading_20_1" style:list-style-name="L1"/>
    <style:style style:name="P122" style:family="paragraph" style:parent-style-name="Heading_20_1" style:list-style-name="L1"/>
    <style:style style:name="P123" style:family="paragraph" style:parent-style-name="Heading_20_1" style:list-style-name="L1"/>
    <style:style style:name="P124" style:family="paragraph" style:parent-style-name="Heading_20_1" style:list-style-name="L1"/>
    <style:style style:name="P125" style:family="paragraph" style:parent-style-name="Heading_20_1" style:list-style-name="L1"/>
    <style:style style:name="P126" style:family="paragraph" style:parent-style-name="Heading_20_2" style:list-style-name="L1"/>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2" style:list-style-name="L1"/>
    <style:style style:name="P143" style:family="paragraph" style:parent-style-name="Heading_20_2" style:list-style-name="L1"/>
    <style:style style:name="P144" style:family="paragraph" style:parent-style-name="Heading_20_2" style:list-style-name="L1"/>
    <style:style style:name="P145" style:family="paragraph" style:parent-style-name="Heading_20_2" style:list-style-name="L1"/>
    <style:style style:name="P146" style:family="paragraph" style:parent-style-name="Heading_20_2" style:list-style-name="L1"/>
    <style:style style:name="P147" style:family="paragraph" style:parent-style-name="Heading_20_2" style:list-style-name="L1"/>
    <style:style style:name="P148" style:family="paragraph" style:parent-style-name="Heading_20_2" style:list-style-name="L1"/>
    <style:style style:name="P149" style:family="paragraph" style:parent-style-name="Heading_20_2" style:list-style-name="L1"/>
    <style:style style:name="P150" style:family="paragraph" style:parent-style-name="Heading_20_2" style:list-style-name="L1"/>
    <style:style style:name="P151" style:family="paragraph" style:parent-style-name="Heading_20_2" style:list-style-name="L1"/>
    <style:style style:name="P152" style:family="paragraph" style:parent-style-name="Heading_20_2" style:list-style-name="L1"/>
    <style:style style:name="P153" style:family="paragraph" style:parent-style-name="Heading_20_2" style:list-style-name="L1">
      <style:text-properties style:use-window-font-color="true"/>
    </style:style>
    <style:style style:name="P154" style:family="paragraph" style:parent-style-name="Heading_20_2" style:list-style-name="L1"/>
    <style:style style:name="P155" style:family="paragraph" style:parent-style-name="Heading_20_2" style:list-style-name="L1"/>
    <style:style style:name="P156" style:family="paragraph" style:parent-style-name="Heading_20_2" style:list-style-name="L1"/>
    <style:style style:name="P157" style:family="paragraph" style:parent-style-name="Heading_20_2" style:list-style-name="L1"/>
    <style:style style:name="P158" style:family="paragraph" style:parent-style-name="Heading_20_2" style:list-style-name="L1"/>
    <style:style style:name="P159" style:family="paragraph" style:parent-style-name="Heading_20_2" style:list-style-name="L1"/>
    <style:style style:name="P160" style:family="paragraph" style:parent-style-name="Heading_20_2" style:list-style-name="L1"/>
    <style:style style:name="P161" style:family="paragraph" style:parent-style-name="Heading_20_2" style:list-style-name="L1"/>
    <style:style style:name="P162" style:family="paragraph" style:parent-style-name="Heading_20_2" style:list-style-name="L1"/>
    <style:style style:name="P163" style:family="paragraph" style:parent-style-name="Heading_20_2" style:list-style-name="L1"/>
    <style:style style:name="P164" style:family="paragraph" style:parent-style-name="Heading_20_2" style:list-style-name="L1"/>
    <style:style style:name="P165" style:family="paragraph" style:parent-style-name="Heading_20_2" style:list-style-name="L1"/>
    <style:style style:name="P166" style:family="paragraph" style:parent-style-name="Heading_20_2" style:list-style-name="L1"/>
    <style:style style:name="P167" style:family="paragraph" style:parent-style-name="Heading_20_2" style:list-style-name="L1"/>
    <style:style style:name="P168" style:family="paragraph" style:parent-style-name="Heading_20_2" style:list-style-name="L1"/>
    <style:style style:name="P169" style:family="paragraph" style:parent-style-name="Heading_20_2" style:list-style-name="L1"/>
    <style:style style:name="P170" style:family="paragraph" style:parent-style-name="Heading_20_2" style:list-style-name="L1"/>
    <style:style style:name="P171" style:family="paragraph" style:parent-style-name="Heading_20_2" style:list-style-name="L1"/>
    <style:style style:name="P172" style:family="paragraph" style:parent-style-name="Heading_20_2" style:list-style-name="L1"/>
    <style:style style:name="P173" style:family="paragraph" style:parent-style-name="Heading_20_2" style:list-style-name="L1"/>
    <style:style style:name="P174" style:family="paragraph" style:parent-style-name="Heading_20_2" style:list-style-name="L1"/>
    <style:style style:name="P175" style:family="paragraph" style:parent-style-name="Heading_20_3" style:list-style-name="L1"/>
    <style:style style:name="P176" style:family="paragraph" style:parent-style-name="Heading_20_3" style:list-style-name="L1"/>
    <style:style style:name="P177" style:family="paragraph" style:parent-style-name="Heading_20_3" style:list-style-name="L1"/>
    <style:style style:name="P178" style:family="paragraph" style:parent-style-name="Heading_20_3" style:list-style-name="L1"/>
    <style:style style:name="P179" style:family="paragraph" style:parent-style-name="Heading_20_3" style:list-style-name="L1"/>
    <style:style style:name="P180" style:family="paragraph" style:parent-style-name="Heading_20_3" style:list-style-name="L1"/>
    <style:style style:name="P181" style:family="paragraph" style:parent-style-name="Heading_20_3" style:list-style-name="L1"/>
    <style:style style:name="P182" style:family="paragraph" style:parent-style-name="Heading_20_3" style:list-style-name="L1"/>
    <style:style style:name="P183" style:family="paragraph" style:parent-style-name="Heading_20_3" style:list-style-name="L1"/>
    <style:style style:name="P184" style:family="paragraph" style:parent-style-name="Heading_20_3" style:list-style-name="L1"/>
    <style:style style:name="P185" style:family="paragraph" style:parent-style-name="Heading_20_3" style:list-style-name="L1"/>
    <style:style style:name="P186" style:family="paragraph" style:parent-style-name="Heading_20_3" style:list-style-name="L1"/>
    <style:style style:name="P187" style:family="paragraph" style:parent-style-name="Heading_20_3" style:list-style-name="L1"/>
    <style:style style:name="P188" style:family="paragraph" style:parent-style-name="Heading_20_3" style:list-style-name="L1"/>
    <style:style style:name="P189" style:family="paragraph" style:parent-style-name="Heading_20_3" style:list-style-name="L1"/>
    <style:style style:name="P190" style:family="paragraph" style:parent-style-name="Heading_20_3" style:list-style-name="L1"/>
    <style:style style:name="P191" style:family="paragraph" style:parent-style-name="Heading_20_3" style:list-style-name="L1"/>
    <style:style style:name="P192" style:family="paragraph" style:parent-style-name="Heading_20_3" style:list-style-name="L1"/>
    <style:style style:name="P193" style:family="paragraph" style:parent-style-name="Heading_20_3" style:list-style-name="L1"/>
    <style:style style:name="P194" style:family="paragraph" style:parent-style-name="Heading_20_3" style:list-style-name="L1"/>
    <style:style style:name="P195" style:family="paragraph" style:parent-style-name="Heading_20_3" style:list-style-name="L1"/>
    <style:style style:name="P196" style:family="paragraph" style:parent-style-name="Heading_20_3" style:list-style-name="L1"/>
    <style:style style:name="P197" style:family="paragraph" style:parent-style-name="Heading_20_3" style:list-style-name="L1"/>
    <style:style style:name="P198" style:family="paragraph" style:parent-style-name="Heading_20_3" style:list-style-name="L1"/>
    <style:style style:name="P199" style:family="paragraph" style:parent-style-name="Heading_20_3" style:list-style-name="L1"/>
    <style:style style:name="P200" style:family="paragraph" style:parent-style-name="Heading_20_3" style:list-style-name="L1"/>
    <style:style style:name="P201" style:family="paragraph" style:parent-style-name="Heading_20_3" style:list-style-name="L1"/>
    <style:style style:name="P202" style:family="paragraph" style:parent-style-name="Heading_20_3" style:list-style-name="L1"/>
    <style:style style:name="P203" style:family="paragraph" style:parent-style-name="Heading_20_3" style:list-style-name="L1"/>
    <style:style style:name="P204" style:family="paragraph" style:parent-style-name="Heading_20_3" style:list-style-name="L1"/>
    <style:style style:name="P205" style:family="paragraph" style:parent-style-name="Heading_20_3" style:list-style-name="L1"/>
    <style:style style:name="P206" style:family="paragraph" style:parent-style-name="Heading_20_3" style:list-style-name="L1">
      <style:paragraph-properties fo:margin-left="0in" fo:margin-right="0in" fo:text-indent="0in" style:auto-text-indent="false"/>
    </style:style>
    <style:style style:name="P207" style:family="paragraph" style:parent-style-name="Heading_20_4" style:list-style-name="L1"/>
    <style:style style:name="P208" style:family="paragraph" style:parent-style-name="Heading_20_4" style:list-style-name="L1"/>
    <style:style style:name="P209" style:family="paragraph" style:parent-style-name="Heading_20_4" style:list-style-name="L1"/>
    <style:style style:name="P210" style:family="paragraph" style:parent-style-name="Heading_20_4" style:list-style-name="L1">
      <style:text-properties style:use-window-font-color="true"/>
    </style:style>
    <style:style style:name="P211" style:family="paragraph" style:parent-style-name="Heading_20_4" style:list-style-name="L1"/>
    <style:style style:name="P212" style:family="paragraph" style:parent-style-name="Heading_20_4" style:list-style-name="L1"/>
    <style:style style:name="P213" style:family="paragraph" style:parent-style-name="Heading_20_4" style:list-style-name="L1"/>
    <style:style style:name="P21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15" style:family="paragraph" style:parent-style-name="List_20_Bullet">
      <style:text-properties fo:font-size="12pt" style:font-size-asian="12pt" style:font-size-complex="12pt"/>
    </style:style>
    <style:style style:name="P216"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style>
    <style:style style:name="T14" style:family="text">
      <style:text-properties style:text-position="super 58%"/>
    </style:style>
    <style:style style:name="T15" style:family="text">
      <style:text-properties style:font-name="Courier New"/>
    </style:style>
    <style:style style:name="T16" style:family="text">
      <style:text-properties style:font-name="Courier New" fo:font-size="10pt" style:font-size-asian="10pt" style:font-size-complex="10pt"/>
    </style:style>
    <style:style style:name="T17"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xCAT 2 Cookbook for Linux</text:p>
      <text:p text:style-name="P37">11/03/2008</text:p>
      <text:p text:style-name="P43">(Valid for both xCAT 2.0.x and pre-release 2.1)</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text:a xlink:type="simple" xlink:href="#1.Introduction|outline" text:style-name="Internet_20_link" text:visited-style-name="Internet_20_link">1.0 Introduction</text:a><text:tab/>3</text:p>
          <text:p text:style-name="P87"><text:a xlink:type="simple" xlink:href="#1.1.Stateless and Stateful Choices|outline" text:style-name="Internet_20_link" text:visited-style-name="Internet_20_link">1.1 Stateless and Stateful Choices</text:a><text:tab/>3</text:p>
          <text:p text:style-name="P87"><text:a xlink:type="simple" xlink:href="#1.2.Scenarios|outline" text:style-name="Internet_20_link" text:visited-style-name="Internet_20_link">1.2 Scenarios</text:a><text:tab/>4</text:p>
          <text:p text:style-name="P88"><text:a xlink:type="simple" xlink:href="#1.2.1.Simple Cluster of Rack-Mounted Servers – Stateful Nodes|outline" text:style-name="Internet_20_link" text:visited-style-name="Internet_20_link">1.2.1 Simple Cluster of Rack-Mounted Servers – Stateful Nodes</text:a><text:tab/>4</text:p>
          <text:p text:style-name="P88"><text:a xlink:type="simple" xlink:href="#1.2.2.Simple Cluster of Rack-Mounted Servers –  Stateless Nodes|outline" text:style-name="Internet_20_link" text:visited-style-name="Internet_20_link">1.2.2 Simple Cluster of Rack-Mounted Servers – <text:s/>Stateless Nodes</text:a><text:tab/>4</text:p>
          <text:p text:style-name="P88"><text:a xlink:type="simple" xlink:href="#1.2.3.Simple BladeCenter Cluster – Stateful or Stateless Nodes|outline" text:style-name="Internet_20_link" text:visited-style-name="Internet_20_link">1.2.3 Simple BladeCenter Cluster – Stateful or Stateless Nodes</text:a><text:tab/>4</text:p>
          <text:p text:style-name="P88"><text:a xlink:type="simple" xlink:href="#1.2.4.Hierarchical Cluster - Stateless Nodes|outline" text:style-name="Internet_20_link" text:visited-style-name="Internet_20_link">1.2.4 Hierarchical Cluster - Stateless Nodes</text:a><text:tab/>5</text:p>
          <text:p text:style-name="P87"><text:a xlink:type="simple" xlink:href="#1.3.Other Documentation Available|outline" text:style-name="Internet_20_link" text:visited-style-name="Internet_20_link">1.3 Other Documentation Available</text:a><text:tab/>5</text:p>
          <text:p text:style-name="P87"><text:a xlink:type="simple" xlink:href="#1.4.Cluster Naming Conventions Used in This Document|outline" text:style-name="Internet_20_link" text:visited-style-name="Internet_20_link">1.4 Cluster Naming Conventions Used in This Document</text:a><text:tab/>5</text:p>
          <text:p text:style-name="P86"><text:a xlink:type="simple" xlink:href="#2.Installing the Management Node|outline" text:style-name="Internet_20_link" text:visited-style-name="Internet_20_link">2.0 Installing the Management Node</text:a><text:tab/>6</text:p>
          <text:p text:style-name="P87"><text:a xlink:type="simple" xlink:href="#2.1.Prepare the Management Node|outline" text:style-name="Internet_20_link" text:visited-style-name="Internet_20_link">2.1 Prepare the Management Node</text:a><text:tab/>6</text:p>
          <text:p text:style-name="P88"><text:a xlink:type="simple" xlink:href="#2.1.1.Set Up Your Networks|outline" text:style-name="Internet_20_link" text:visited-style-name="Internet_20_link">2.1.1 Set Up Your Networks</text:a><text:tab/>6</text:p>
          <text:p text:style-name="P88"><text:a xlink:type="simple" xlink:href="#2.1.2.Install the Management Node OS|outline" text:style-name="Internet_20_link" text:visited-style-name="Internet_20_link">2.1.2 Install the Management Node OS</text:a><text:tab/>6</text:p>
          <text:p text:style-name="P88"><text:a xlink:type="simple" xlink:href="#2.1.3.Ensure That SELinux is Disabled|outline" text:style-name="Internet_20_link" text:visited-style-name="Internet_20_link">2.1.3 Ensure That SELinux is Disabled</text:a><text:tab/>6</text:p>
          <text:p text:style-name="P88"><text:a xlink:type="simple" xlink:href="#2.1.4.Prevent DHCP client from overwriting DNS configuration|outline" text:style-name="Internet_20_link" text:visited-style-name="Internet_20_link">2.1.4 Prevent DHCP client from overwriting DNS configuration</text:a><text:tab/>6</text:p>
          <text:p text:style-name="P88"><text:a xlink:type="simple" xlink:href="#2.1.5.Configure Cluster-Facing NICs|outline" text:style-name="Internet_20_link" text:visited-style-name="Internet_20_link">2.1.5 Configure Cluster-Facing NICs</text:a><text:tab/>6</text:p>
          <text:p text:style-name="P88"><text:a xlink:type="simple" xlink:href="#2.1.6.Configure Hostname|outline" text:style-name="Internet_20_link" text:visited-style-name="Internet_20_link">2.1.6 Configure Hostname</text:a><text:tab/>7</text:p>
          <text:p text:style-name="P88"><text:a xlink:type="simple" xlink:href="#2.1.7.Configure DNS Resolution|outline" text:style-name="Internet_20_link" text:visited-style-name="Internet_20_link">2.1.7 Configure DNS Resolution</text:a><text:tab/>7</text:p>
          <text:p text:style-name="P88"><text:a xlink:type="simple" xlink:href="#2.1.8.Set Up basic hosts file|outline" text:style-name="Internet_20_link" text:visited-style-name="Internet_20_link">2.1.8 Set Up basic hosts file</text:a><text:tab/>7</text:p>
          <text:p text:style-name="P88"><text:a xlink:type="simple" xlink:href="#2.1.9.Restart Management Node|outline" text:style-name="Internet_20_link" text:visited-style-name="Internet_20_link">2.1.9 Restart Management Node</text:a><text:tab/>7</text:p>
          <text:p text:style-name="P88"><text:a xlink:type="simple" xlink:href="#2.1.10.Configure Ethernet Switches|outline" text:style-name="Internet_20_link" text:visited-style-name="Internet_20_link">2.1.10 Configure Ethernet Switches</text:a><text:tab/>7</text:p>
          <text:p text:style-name="P87"><text:a xlink:type="simple" xlink:href="#2.2.Download Linux Distro ISOs and Create Repository|outline" text:style-name="Internet_20_link" text:visited-style-name="Internet_20_link">2.2 Download Linux Distro ISOs and Create Repository</text:a><text:tab/>8</text:p>
          <text:p text:style-name="P87"><text:a xlink:type="simple" xlink:href="#2.3.Downloading and Installing  xCAT 2|outline" text:style-name="Internet_20_link" text:visited-style-name="Internet_20_link">2.3 Downloading and Installing <text:s/>xCAT 2</text:a><text:tab/>8</text:p>
          <text:p text:style-name="P88"><text:a xlink:type="simple" xlink:href="#2.3.1.Choosing the Version of xCAT You Want to Use|outline" text:style-name="Internet_20_link" text:visited-style-name="Internet_20_link">2.3.1 Choosing the Version of xCAT You Want to Use</text:a><text:tab/>8</text:p>
          <text:p text:style-name="P88"><text:a xlink:type="simple" xlink:href="#2.3.2.If Your Management Node Has Internet Access:|outline" text:style-name="Internet_20_link" text:visited-style-name="Internet_20_link">2.3.2 If Your Management Node Has Internet Access:</text:a><text:tab/>9</text:p>
          <text:p text:style-name="P216"><text:a xlink:type="simple" xlink:href="#2.3.2.1.Download Repo Files|outline" text:style-name="Internet_20_link" text:visited-style-name="Internet_20_link">2.3.2.1 Download Repo Files</text:a><text:tab/>9</text:p>
          <text:p text:style-name="P216"><text:a xlink:type="simple" xlink:href="#2.3.2.2.Set Up Repo File for Fedora Site|outline" text:style-name="Internet_20_link" text:visited-style-name="Internet_20_link">2.3.2.2 Set Up Repo File for Fedora Site</text:a><text:tab/>9</text:p>
          <text:p text:style-name="P88"><text:a xlink:type="simple" xlink:href="#2.3.3.If Your Management Node Does Not Have Internet Access:|outline" text:style-name="Internet_20_link" text:visited-style-name="Internet_20_link">2.3.3 If Your Management Node Does Not Have Internet Access:</text:a><text:tab/>9</text:p>
          <text:p text:style-name="P216"><text:a xlink:type="simple" xlink:href="#2.3.3.1.Download xCAT 2 and Its Dependencies|outline" text:style-name="Internet_20_link" text:visited-style-name="Internet_20_link">2.3.3.1 Download xCAT 2 and Its Dependencies</text:a><text:tab/>9</text:p>
          <text:p text:style-name="P216"><text:a xlink:type="simple" xlink:href="#2.3.3.2.Get Distro Open Source Dependencies from Fedora Site|outline" text:style-name="Internet_20_link" text:visited-style-name="Internet_20_link">2.3.3.2 Get Distro Open Source Dependencies from Fedora Site</text:a><text:tab/>10</text:p>
          <text:p text:style-name="P216"><text:a xlink:type="simple" xlink:href="#2.3.3.3.Set Up YUM repositories for xCAT and Dependencies|outline" text:style-name="Internet_20_link" text:visited-style-name="Internet_20_link">2.3.3.3 Set Up YUM repositories for xCAT and Dependencies</text:a><text:tab/>10</text:p>
          <text:p text:style-name="P88"><text:a xlink:type="simple" xlink:href="#2.3.4.Install xCAT 2 software &amp; Its Dependencies|outline" text:style-name="Internet_20_link" text:visited-style-name="Internet_20_link">2.3.4 Install xCAT 2 software &amp; Its Dependencies</text:a><text:tab/>10</text:p>
          <text:p text:style-name="P88"><text:a xlink:type="simple" xlink:href="#2.3.5.Test xCAT installation|outline" text:style-name="Internet_20_link" text:visited-style-name="Internet_20_link">2.3.5 Test xCAT installation</text:a><text:tab/>11</text:p>
          <text:p text:style-name="P88"><text:a xlink:type="simple" xlink:href="#2.3.6.Update xCAT 2 software|outline" text:style-name="Internet_20_link" text:visited-style-name="Internet_20_link">2.3.6 Update xCAT 2 software</text:a><text:tab/>11</text:p>
          <text:p text:style-name="P88"><text:a xlink:type="simple" xlink:href="#2.3.7.Set Up the Install Directory for Fedora8 Node Installs |outline" text:style-name="Internet_20_link" text:visited-style-name="Internet_20_link">2.3.7 Set Up the Install Directory for Fedora8 Node Installs </text:a><text:tab/>11</text:p>
          <text:p text:style-name="P86"><text:a xlink:type="simple" xlink:href="#3.xCAT Hierarchy Using Service nodes|outline" text:style-name="Internet_20_link" text:visited-style-name="Internet_20_link">3.0 xCAT Hierarchy Using Service nodes</text:a><text:tab/>12</text:p>
          <text:p text:style-name="P87"><text:a xlink:type="simple" xlink:href="#3.1.Switching to  PostgreSQL Database|outline" text:style-name="Internet_20_link" text:visited-style-name="Internet_20_link">3.1 Switching to <text:s/>PostgreSQL Database</text:a><text:tab/>12</text:p>
          <text:p text:style-name="P87"><text:a xlink:type="simple" xlink:href="#3.2.Define the  service nodes in the database|outline" text:style-name="Internet_20_link" text:visited-style-name="Internet_20_link">3.2 Define the <text:s/>service nodes in the database</text:a><text:tab/>14</text:p>
          <text:p text:style-name="P88"><text:soft-page-break/><text:a xlink:type="simple" xlink:href="#3.2.1.Add Service Nodes to the nodelist Table|outline" text:style-name="Internet_20_link" text:visited-style-name="Internet_20_link">3.2.1 Add Service Nodes to the nodelist Table</text:a><text:tab/>15</text:p>
          <text:p text:style-name="P88"><text:a xlink:type="simple" xlink:href="#3.2.2.Set Attributes of the Service Nodes|outline" text:style-name="Internet_20_link" text:visited-style-name="Internet_20_link">3.2.2 Set Attributes of the Service Nodes</text:a><text:tab/>15</text:p>
          <text:p text:style-name="P88"><text:a xlink:type="simple" xlink:href="#3.2.3.Configure the Service Node BMCs and Discover MACs|outline" text:style-name="Internet_20_link" text:visited-style-name="Internet_20_link">3.2.3 Configure the Service Node BMCs and Discover MACs</text:a><text:tab/>16</text:p>
          <text:p text:style-name="P88"><text:a xlink:type="simple" xlink:href="#3.2.4.Set Necessary Attributes in site Table|outline" text:style-name="Internet_20_link" text:visited-style-name="Internet_20_link">3.2.4 Set Necessary Attributes in site Table</text:a><text:tab/>16</text:p>
          <text:p text:style-name="P86"><text:a xlink:type="simple" xlink:href="#4.Set Up Services on the Management Node|outline" text:style-name="Internet_20_link" text:visited-style-name="Internet_20_link">4.0 Set Up Services on the Management Node</text:a><text:tab/>16</text:p>
          <text:p text:style-name="P87"><text:a xlink:type="simple" xlink:href="#4.1.Set Up networks Table|outline" text:style-name="Internet_20_link" text:visited-style-name="Internet_20_link">4.1 Set Up networks Table</text:a><text:tab/>16</text:p>
          <text:p text:style-name="P87"><text:a xlink:type="simple" xlink:href="#4.2.Set Up DHCP|outline" text:style-name="Internet_20_link" text:visited-style-name="Internet_20_link">4.2 Set Up DHCP</text:a><text:tab/>17</text:p>
          <text:p text:style-name="P87"><text:a xlink:type="simple" xlink:href="#4.3.Set Up NTP|outline" text:style-name="Internet_20_link" text:visited-style-name="Internet_20_link">4.3 Set Up NTP</text:a><text:tab/>17</text:p>
          <text:p text:style-name="P87"><text:a xlink:type="simple" xlink:href="#4.4.Set Up DNS|outline" text:style-name="Internet_20_link" text:visited-style-name="Internet_20_link">4.4 Set Up DNS</text:a><text:tab/>18</text:p>
          <text:p text:style-name="P87"><text:a xlink:type="simple" xlink:href="#4.5.Define AMMs as Nodes|outline" text:style-name="Internet_20_link" text:visited-style-name="Internet_20_link">4.5 Define AMMs as Nodes</text:a><text:tab/>19</text:p>
          <text:p text:style-name="P87"><text:a xlink:type="simple" xlink:href="#4.6.Set Up AMMs|outline" text:style-name="Internet_20_link" text:visited-style-name="Internet_20_link">4.6 Set Up AMMs</text:a><text:tab/>19</text:p>
          <text:p text:style-name="P87"><text:a xlink:type="simple" xlink:href="#4.6.1.Update the AMM Firmware, If Necessary|outline" text:style-name="Internet_20_link" text:visited-style-name="Internet_20_link">4.6.1 Update the AMM Firmware, If Necessary</text:a><text:tab/>20</text:p>
          <text:p text:style-name="P87"><text:a xlink:type="simple" xlink:href="#4.7.Start Up TFTP|outline" text:style-name="Internet_20_link" text:visited-style-name="Internet_20_link">4.7 Start Up TFTP</text:a><text:tab/>20</text:p>
          <text:p text:style-name="P87"><text:a xlink:type="simple" xlink:href="#4.8.Other Services|outline" text:style-name="Internet_20_link" text:visited-style-name="Internet_20_link">4.8 Other Services</text:a><text:tab/>20</text:p>
          <text:p text:style-name="P86"><text:a xlink:type="simple" xlink:href="#5.Define Compute Nodes in the Database|outline" text:style-name="Internet_20_link" text:visited-style-name="Internet_20_link">5.0 Define Compute Nodes in the Database</text:a><text:tab/>20</text:p>
          <text:p text:style-name="P87"><text:a xlink:type="simple" xlink:href="#5.1.Set Up the nodelist Table|outline" text:style-name="Internet_20_link" text:visited-style-name="Internet_20_link">5.1 Set Up the nodelist Table</text:a><text:tab/>21</text:p>
          <text:p text:style-name="P87"><text:a xlink:type="simple" xlink:href="#5.2.Set Up the nodehm table|outline" text:style-name="Internet_20_link" text:visited-style-name="Internet_20_link">5.2 Set Up the nodehm table</text:a><text:tab/>21</text:p>
          <text:p text:style-name="P87"><text:a xlink:type="simple" xlink:href="#5.3.Set Up the mp Table|outline" text:style-name="Internet_20_link" text:visited-style-name="Internet_20_link">5.3 Set Up the mp Table</text:a><text:tab/>22</text:p>
          <text:p text:style-name="P87"><text:a xlink:type="simple" xlink:href="#5.4.Set Up Conserver|outline" text:style-name="Internet_20_link" text:visited-style-name="Internet_20_link">5.4 Set Up Conserver</text:a><text:tab/>22</text:p>
          <text:p text:style-name="P87"><text:a xlink:type="simple" xlink:href="#5.5.Set Up the noderes Table|outline" text:style-name="Internet_20_link" text:visited-style-name="Internet_20_link">5.5 Set Up the noderes Table</text:a><text:tab/>22</text:p>
          <text:p text:style-name="P87"><text:a xlink:type="simple" xlink:href="#5.6.Set Up nodetype Table|outline" text:style-name="Internet_20_link" text:visited-style-name="Internet_20_link">5.6 Set Up nodetype Table</text:a><text:tab/>23</text:p>
          <text:p text:style-name="P87"><text:a xlink:type="simple" xlink:href="#5.7.Set Up Passwords in passwd Table|outline" text:style-name="Internet_20_link" text:visited-style-name="Internet_20_link">5.7 Set Up Passwords in passwd Table</text:a><text:tab/>23</text:p>
          <text:p text:style-name="P87"><text:a xlink:type="simple" xlink:href="#5.8.Verify the Tables|outline" text:style-name="Internet_20_link" text:visited-style-name="Internet_20_link">5.8 Verify the Tables</text:a><text:tab/>23</text:p>
          <text:p text:style-name="P87"><text:a xlink:type="simple" xlink:href="#5.9.Set Up deps Table for Proper Boot Sequence of Triblades|outline" text:style-name="Internet_20_link" text:visited-style-name="Internet_20_link">5.9 Set Up deps Table for Proper Boot Sequence of Triblades</text:a><text:tab/>23</text:p>
          <text:p text:style-name="P87"><text:a xlink:type="simple" xlink:href="#5.10.Set Up Postscripts to be Run on the Nodes|outline" text:style-name="Internet_20_link" text:visited-style-name="Internet_20_link">5.10 Set Up Postscripts to be Run on the Nodes</text:a><text:tab/>24</text:p>
          <text:p text:style-name="P87"><text:a xlink:type="simple" xlink:href="#5.11. Get MAC Addresses for the Blades|outline" text:style-name="Internet_20_link" text:visited-style-name="Internet_20_link">5.11 <text:s/>Get MAC Addresses for the Blades</text:a><text:tab/>24</text:p>
          <text:p text:style-name="P87"><text:a xlink:type="simple" xlink:href="#5.12. Add Compute Nodes to DHCP|outline" text:style-name="Internet_20_link" text:visited-style-name="Internet_20_link">5.12 <text:s/>Add Compute Nodes to DHCP</text:a><text:tab/>24</text:p>
          <text:p text:style-name="P86"><text:a xlink:type="simple" xlink:href="#6.Install or Stateless Boot the Service Nodes|outline" text:style-name="Internet_20_link" text:visited-style-name="Internet_20_link">6.0 Install or Stateless Boot the Service Nodes</text:a><text:tab/>24</text:p>
          <text:p text:style-name="P87"><text:a xlink:type="simple" xlink:href="#6.1.Build the Service Node Stateless Image|outline" text:style-name="Internet_20_link" text:visited-style-name="Internet_20_link">6.1 Build the Service Node Stateless Image</text:a><text:tab/>24</text:p>
          <text:p text:style-name="P87"><text:a xlink:type="simple" xlink:href="#6.2.Set Up the Service Nodes for Installation|outline" text:style-name="Internet_20_link" text:visited-style-name="Internet_20_link">6.2 Set Up the Service Nodes for Installation</text:a><text:tab/>27</text:p>
          <text:p text:style-name="P87"><text:a xlink:type="simple" xlink:href="#6.3.Boot or Install the Service Nodes|outline" text:style-name="Internet_20_link" text:visited-style-name="Internet_20_link">6.3 Boot or Install the Service Nodes</text:a><text:tab/>27</text:p>
          <text:p text:style-name="P87"><text:a xlink:type="simple" xlink:href="#6.4. Test Service Node installation|outline" text:style-name="Internet_20_link" text:visited-style-name="Internet_20_link">6.4 <text:s/>Test Service Node installation</text:a><text:tab/>28</text:p>
          <text:p text:style-name="P86"><text:a xlink:type="simple" xlink:href="#7.Install the LS21 Blades|outline" text:style-name="Internet_20_link" text:visited-style-name="Internet_20_link">7.0 Install the LS21 Blades</text:a><text:tab/>28</text:p>
          <text:p text:style-name="P86"><text:a xlink:type="simple" xlink:href="#8.iSCSI Install a QS22 Blade|outline" text:style-name="Internet_20_link" text:visited-style-name="Internet_20_link">8.0 iSCSI Install a QS22 Blade</text:a><text:tab/>28</text:p>
          <text:p text:style-name="P86"><text:a xlink:type="simple" xlink:href="#9.Build and Boot the LS21 and QS22 Stateless Images|outline" text:style-name="Internet_20_link" text:visited-style-name="Internet_20_link">9.0 Build and Boot the LS21 and QS22 Stateless Images</text:a><text:tab/>29</text:p>
          <text:p text:style-name="P87"><text:a xlink:type="simple" xlink:href="#9.1. Build the Stateless Image|outline" text:style-name="Internet_20_link" text:visited-style-name="Internet_20_link">9.1 <text:s/>Build the Stateless Image</text:a><text:tab/>30</text:p>
          <text:p text:style-name="P87"><text:a xlink:type="simple" xlink:href="#9.2.Test Boot the Stateless Image |outline" text:style-name="Internet_20_link" text:visited-style-name="Internet_20_link">9.2 Test Boot the Stateless Image </text:a><text:tab/>31</text:p>
          <text:p text:style-name="P87"><text:a xlink:type="simple" xlink:href="#9.3.To Update QS22 Stateless Image|outline" text:style-name="Internet_20_link" text:visited-style-name="Internet_20_link">9.3 To Update QS22 Stateless Image</text:a><text:tab/>32</text:p>
          <text:p text:style-name="P87"><text:a xlink:type="simple" xlink:href="#9.4.Build the Compressed Image|outline" text:style-name="Internet_20_link" text:visited-style-name="Internet_20_link">9.4 Build the Compressed Image</text:a><text:tab/>32</text:p>
          <text:p text:style-name="P88"><text:a xlink:type="simple" xlink:href="#9.4.1.Build aufs on Your Sample Node|outline" text:style-name="Internet_20_link" text:visited-style-name="Internet_20_link">9.4.1 Build aufs on Your Sample Node</text:a><text:tab/>32</text:p>
          <text:p text:style-name="P88"><text:a xlink:type="simple" xlink:href="#9.4.2.Generate  the Compressed Image|outline" text:style-name="Internet_20_link" text:visited-style-name="Internet_20_link">9.4.2 Generate <text:s/>the Compressed Image</text:a><text:tab/>33</text:p>
          <text:p text:style-name="P88"><text:a xlink:type="simple" xlink:href="#9.4.3.Optionally Use Light Weight Postscript|outline" text:style-name="Internet_20_link" text:visited-style-name="Internet_20_link">9.4.3 Optionally Use Light Weight Postscript</text:a><text:tab/>33</text:p>
          <text:p text:style-name="P88"><text:a xlink:type="simple" xlink:href="#9.4.4.Pack and Install the Compressed Image|outline" text:style-name="Internet_20_link" text:visited-style-name="Internet_20_link">9.4.4 Pack and Install the Compressed Image</text:a><text:tab/>33</text:p>
          <text:p text:style-name="P88"><text:a xlink:type="simple" xlink:href="#9.4.5.Check Memory Usage|outline" text:style-name="Internet_20_link" text:visited-style-name="Internet_20_link">9.4.5 Check Memory Usage</text:a><text:tab/>34</text:p>
          <text:p text:style-name="P86"><text:a xlink:type="simple" xlink:href="#10.Building QS22 Image for 64K pages|outline" text:style-name="Internet_20_link" text:visited-style-name="Internet_20_link">10.0 Building QS22 Image for 64K pages</text:a><text:tab/>34</text:p>
          <text:p text:style-name="P87"><text:a xlink:type="simple" xlink:href="#10.1.Rebuild aufs|outline" text:style-name="Internet_20_link" text:visited-style-name="Internet_20_link">10.1 Rebuild aufs</text:a><text:tab/>35</text:p>
          <text:p text:style-name="P87"><text:a xlink:type="simple" xlink:href="#10.2.Test unsquashed:|outline" text:style-name="Internet_20_link" text:visited-style-name="Internet_20_link">10.2 Test unsquashed:</text:a><text:tab/>36</text:p>
          <text:p text:style-name="P88"><text:soft-page-break/><text:a xlink:type="simple" xlink:href="#10.2.1. Check memory|outline" text:style-name="Internet_20_link" text:visited-style-name="Internet_20_link">10.2.1 <text:s/>Check memory</text:a><text:tab/>36</text:p>
          <text:p text:style-name="P87"><text:a xlink:type="simple" xlink:href="#10.3.Test squash|outline" text:style-name="Internet_20_link" text:visited-style-name="Internet_20_link">10.3 Test squash</text:a><text:tab/>36</text:p>
          <text:p text:style-name="P88"><text:a xlink:type="simple" xlink:href="#10.3.1. Check memory|outline" text:style-name="Internet_20_link" text:visited-style-name="Internet_20_link">10.3.1 <text:s/>Check memory</text:a><text:tab/>37</text:p>
          <text:p text:style-name="P87"><text:a xlink:type="simple" xlink:href="#10.4.To Switch Back to 4K Pages|outline" text:style-name="Internet_20_link" text:visited-style-name="Internet_20_link">10.4 To Switch Back to 4K Pages</text:a><text:tab/>37</text:p>
          <text:p text:style-name="P86"><text:a xlink:type="simple" xlink:href="#11.Using NFS Hybrid for the Diskless Images|outline" text:style-name="Internet_20_link" text:visited-style-name="Internet_20_link">11.0 Using NFS Hybrid for the Diskless Images</text:a><text:tab/>37</text:p>
          <text:p text:style-name="P86"><text:a xlink:type="simple" xlink:href="#12.Install  Torque|outline" text:style-name="Internet_20_link" text:visited-style-name="Internet_20_link">12.0 Install <text:s/>Torque</text:a><text:tab/>41</text:p>
          <text:p text:style-name="P87"><text:a xlink:type="simple" xlink:href="#12.1.Set Up Torque Server|outline" text:style-name="Internet_20_link" text:visited-style-name="Internet_20_link">12.1 Set Up Torque Server</text:a><text:tab/>41</text:p>
          <text:p text:style-name="P87"><text:a xlink:type="simple" xlink:href="#12.2.Configure Torque|outline" text:style-name="Internet_20_link" text:visited-style-name="Internet_20_link">12.2 Configure Torque</text:a><text:tab/>41</text:p>
          <text:p text:style-name="P87"><text:a xlink:type="simple" xlink:href="#12.3. Define Nodes|outline" text:style-name="Internet_20_link" text:visited-style-name="Internet_20_link">12.3 <text:s/>Define Nodes</text:a><text:tab/>41</text:p>
          <text:p text:style-name="P87"><text:a xlink:type="simple" xlink:href="#12.4. Set Up and Start Service|outline" text:style-name="Internet_20_link" text:visited-style-name="Internet_20_link">12.4 <text:s/>Set Up and Start Service</text:a><text:tab/>41</text:p>
          <text:p text:style-name="P87"><text:a xlink:type="simple" xlink:href="#12.5.Install pbstop|outline" text:style-name="Internet_20_link" text:visited-style-name="Internet_20_link">12.5 Install pbstop</text:a><text:tab/>42</text:p>
          <text:p text:style-name="P87"><text:a xlink:type="simple" xlink:href="#12.6.Install Perl Curses for pbstop|outline" text:style-name="Internet_20_link" text:visited-style-name="Internet_20_link">12.6 Install Perl Curses for pbstop</text:a><text:tab/>42</text:p>
          <text:p text:style-name="P87"><text:a xlink:type="simple" xlink:href="#12.7.Create a Torque Default Queue|outline" text:style-name="Internet_20_link" text:visited-style-name="Internet_20_link">12.7 Create a Torque Default Queue</text:a><text:tab/>42</text:p>
          <text:p text:style-name="P87"><text:a xlink:type="simple" xlink:href="#12.8.Set Up Torque Client ( x86_64 only)|outline" text:style-name="Internet_20_link" text:visited-style-name="Internet_20_link">12.8 Set Up Torque Client ( x86_64 only)</text:a><text:tab/>42</text:p>
          <text:p text:style-name="P88"><text:a xlink:type="simple" xlink:href="#12.8.1.Install Torque|outline" text:style-name="Internet_20_link" text:visited-style-name="Internet_20_link">12.8.1 Install Torque</text:a><text:tab/>42</text:p>
          <text:p text:style-name="P88"><text:a xlink:type="simple" xlink:href="#12.8.2.Configure Torque|outline" text:style-name="Internet_20_link" text:visited-style-name="Internet_20_link">12.8.2 Configure Torque</text:a><text:tab/>42</text:p>
          <text:p text:style-name="P216"><text:a xlink:type="simple" xlink:href="#12.8.2.1.Set Up Access|outline" text:style-name="Internet_20_link" text:visited-style-name="Internet_20_link">12.8.2.1 Set Up Access</text:a><text:tab/>42</text:p>
          <text:p text:style-name="P216"><text:a xlink:type="simple" xlink:href="#12.8.2.2.Set Up Node to Node ssh for Root |outline" text:style-name="Internet_20_link" text:visited-style-name="Internet_20_link">12.8.2.2 Set Up Node to Node ssh for Root </text:a><text:tab/>43</text:p>
          <text:p text:style-name="P88"><text:a xlink:type="simple" xlink:href="#12.8.3.Pack and Install image|outline" text:style-name="Internet_20_link" text:visited-style-name="Internet_20_link">12.8.3 Pack and Install image</text:a><text:tab/>43</text:p>
          <text:p text:style-name="P86"><text:a xlink:type="simple" xlink:href="#13.Set Up Moab|outline" text:style-name="Internet_20_link" text:visited-style-name="Internet_20_link">13.0 Set Up Moab</text:a><text:tab/>43</text:p>
          <text:p text:style-name="P87"><text:a xlink:type="simple" xlink:href="#13.1.Install Moab|outline" text:style-name="Internet_20_link" text:visited-style-name="Internet_20_link">13.1 Install Moab</text:a><text:tab/>43</text:p>
          <text:p text:style-name="P87"><text:a xlink:type="simple" xlink:href="#13.2.Configure Moab|outline" text:style-name="Internet_20_link" text:visited-style-name="Internet_20_link">13.2 Configure Moab</text:a><text:tab/>43</text:p>
          <text:p text:style-name="P88"><text:a xlink:type="simple" xlink:href="#13.2.1.Start Moab|outline" text:style-name="Internet_20_link" text:visited-style-name="Internet_20_link">13.2.1 Start Moab</text:a><text:tab/>44</text:p>
          <text:p text:style-name="P86"><text:a xlink:type="simple" xlink:href="#14.Appendix:  Customizing Your Nodes by Creating Your Own Postscripts|outline" text:style-name="Internet_20_link" text:visited-style-name="Internet_20_link">14.0 Appendix: <text:s/>Customizing Your Nodes by Creating Your Own Postscripts</text:a><text:tab/>44</text:p>
        </text:index-body>
      </text:table-of-content>
      <text:p text:style-name="P25"/>
      <text:list text:style-name="L1">
        <text:list-item>
          <text:h text:style-name="P112" text:outline-level="1">Introduction</text:h>
        </text:list-item>
      </text:list>
      <text:p text:style-name="Standard">xCAT 2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p text:style-name="Text_20_body"/>
      <text:h text:style-name="P44" text:outline-level="2">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
        <text:list-item>
          <text:p text:style-name="P45"><text:soft-page-break/>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5">If a node experiences a hardware problem, the hardware can be pulled from the rack and replaced with new hardware and the node booted again and it will come up with the same state as before.</text:p>
        </text:list-item>
        <text:list-item>
          <text:p text:style-name="P45">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3">
        <text:list-item>
          <text:p text:style-name="P48">RAM-root<text:span text:style-name="T9"> – The entire OS image is contained in a RAM file system that is sent to the node when it boots. <text:s/>Typical size for a minimal compute node for Linux is 75-160 MB of memory.</text:span></text:p>
        </text:list-item>
        <text:list-item>
          <text:p text:style-name="P48">Compressed RAM-root<text:span text:style-name="T9">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8">NFS Hybrid<text:span text:style-name="T9">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4">
        <text:list-item>
          <text:p text:style-name="P51">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5">
        <text:list-item>
          <text:p text:style-name="P52">Follow chapter 2 to install the xCAT software</text:p>
        </text:list-item>
        <text:list-item>
          <text:p text:style-name="P52">Use chapter 3 as an example for defining your BMC-base stateless nodes (skip the postgreSQL section and the servicenode table section)</text:p>
        </text:list-item>
        <text:list-item>
          <text:p text:style-name="P52">Follow chapter 4 to configure the management node</text:p>
        </text:list-item>
        <text:list-item>
          <text:p text:style-name="P52">Follow chapter 6 to boot the stateless nodes</text:p>
        </text:list-item>
        <text:list-item>
          <text:p text:style-name="P52">Optionally follow chapters 12 and 13 to install Torque and Moab</text:p>
        </text:list-item>
      </text:list>
      <text:p text:style-name="Standard"/>
      <text:h text:style-name="Heading_20_3" text:outline-level="3">Simple BladeCenter Cluster – Stateful or Stateless Nodes</text:h>
      <text:list text:style-name="L5">
        <text:list-item text:start-value="1">
          <text:p text:style-name="P52">Follow chapter 2 to install the xCAT software</text:p>
        </text:list-item>
        <text:list-item>
          <text:p text:style-name="P52">Follow chapter 4 to configure the management node</text:p>
        </text:list-item>
        <text:list-item>
          <text:p text:style-name="P52"><text:soft-page-break/>Follow chapter 5 to define the compute nodes in the xCAT database, except that instead of using the service node as the conserver and xcatmaster, use the management node hostname.</text:p>
        </text:list-item>
        <text:list-item>
          <text:p text:style-name="P52">If you want the nodes to be stateful (full operating system on its local disk) follow chapter 7</text:p>
        </text:list-item>
        <text:list-item>
          <text:p text:style-name="P52">If you want the nodes to be stateless (diskless) follow the example of booting the LS21 blades in chapter 9</text:p>
        </text:list-item>
        <text:list-item>
          <text:p text:style-name="P52">Optionally follow chapters 12 and 13 to install Torque and Moab</text:p>
        </text:list-item>
      </text:list>
      <text:p text:style-name="Text_20_body"/>
      <text:h text:style-name="Heading_20_3" text:outline-level="3">Hierarchical Cluster - Stateless Nodes</text:h>
      <text:list text:style-name="L6">
        <text:list-item>
          <text:p text:style-name="P63">Follow essentially the whole document, but the following sections are optional, depending on your environment:</text:p>
          <text:list>
            <text:list-item>
              <text:p text:style-name="P63">If you do not have QS22 blades, skip chapter 8 and chapter 10 and the parts of chapter 9 that refer to QS22.</text:p>
            </text:list-item>
            <text:list-item>
              <text:p text:style-name="P63">If you do not want to use NFS Hybrid mode, skip chapter 11.</text:p>
            </text:list-item>
          </text:list>
        </text:list-item>
      </text:list>
      <text:p text:style-name="Standard"/>
      <text:h text:style-name="Heading_20_2" text:outline-level="2">Other Documentation Available</text:h>
      <text:list text:style-name="L7">
        <text:list-item>
          <text:p text:style-name="P89">xCAT web site: <text:s/><text:a xlink:type="simple" xlink:href="http://xcat.sf.net/">http://xcat.sf.net/</text:a> </text:p>
        </text:list-item>
        <text:list-item>
          <text:p text:style-name="P89">xCAT man pages: <text:s/><text:a xlink:type="simple" xlink:href="http://xcat.sf.net/man1/xcat.1.html">http://xcat.sf.net/man1/xcat.1.html</text:a></text:p>
        </text:list-item>
        <text:list-item>
          <text:p text:style-name="P89">xCAT DB table descriptions: <text:a xlink:type="simple" xlink:href="http://xcat.sf.net/man5/xcatdb.5.html">http://xcat.sf.net/man5/xcatdb.5.html</text:a></text:p>
        </text:list-item>
        <text:list-item>
          <text:p text:style-name="P89">Installing xCAT on iDataPlex: <text:s/><text:a xlink:type="simple" xlink:href="http://xcat.svn.sourceforge.net/svnroot/xcat/xcat-core/trunk/xCAT-client/share/doc/xCAT-iDpx.pdf">http://xcat.svn.sourceforge.net/svnroot/xcat/xcat-core/trunk/xCAT-client/share/doc/xCAT-iDpx.pdf</text:a> </text:p>
        </text:list-item>
        <text:list-item>
          <text:p text:style-name="P89">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89">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89">xCAT on AIX Cookbook: <text:s/><text:a xlink:type="simple" xlink:href="http://xcat.svn.sourceforge.net/svnroot/xcat/xcat-core/trunk/xCAT-client/share/doc/xCAT2onAIX.pdf">http://xcat.svn.sourceforge.net/svnroot/xcat/xcat-core/trunk/xCAT-client/share/doc/xCAT2onAIX.pdf</text:a> </text:p>
        </text:list-item>
        <text:list-item>
          <text:p text:style-name="P89">xCAT wiki: <text:s/><text:a xlink:type="simple" xlink:href="http://xcat.wiki.sourceforge.net/">http://xcat.wiki.sourceforge.net/</text:a> </text:p>
        </text:list-item>
        <text:list-item>
          <text:p text:style-name="P89">xCAT mailing list: <text:s/><text:a xlink:type="simple" xlink:href="http://xcat.org/mailman/listinfo/xcat-user">http://xcat.org/mailman/listinfo/xcat-user</text:a></text:p>
        </text:list-item>
        <text:list-item>
          <text:p text:style-name="P89">xCAT bugs: <text:s/><text:a xlink:type="simple" xlink:href="https://sourceforge.net/tracker/?group_id=208749&amp;atid=1006945">https://sourceforge.net/tracker/?group_id=208749&amp;atid=1006945</text:a></text:p>
        </text:list-item>
        <text:list-item>
          <text:p text:style-name="P89">xCAT feature requests: <text:s/><text:a xlink:type="simple" xlink:href="https://sourceforge.net/tracker/?group_id=208749&amp;atid=1006948">https://sourceforge.net/tracker/?group_id=208749&amp;atid=1006948</text:a></text:p>
        </text:list-item>
      </text:list>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8">
        <text:list-item>
          <text:p text:style-name="P100">All node names begin with “rr”.</text:p>
        </text:list-item>
        <text:list-item>
          <text:p text:style-name="P100"><text:soft-page-break/>The cluster is divided into management sub-domains called connected units (CU). <text:s/>Each CU has its own subnet (and broadcast domain) and is designated by a single letter. <text:s/>So the 1<text:span text:style-name="T14">st</text:span> CU is rra, the 2<text:span text:style-name="T14">nd</text:span> rrb, etc.</text:p>
        </text:list-item>
        <text:list-item>
          <text:p text:style-name="P100">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100">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100">The BladeCenter chassis within each CU are numbered sequentially, e.g. bca01, bca02, etc.</text:p>
        </text:list-item>
      </text:list>
      <text:p text:style-name="Text_20_body"/>
      <text:list text:style-name="L1" text:continue-numbering="true">
        <text:list-item>
          <text:h text:style-name="P112" text:outline-level="1">Installing the Management Node</text:h>
          <text:list>
            <text:list-item>
              <text:h text:style-name="P126" text:outline-level="2">Prepare the Management Node</text:h>
              <text:list>
                <text:list-item>
                  <text:h text:style-name="P175"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175"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175"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175" text:outline-level="3">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175"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text:soft-page-break/>IPADDR=11.16.0.1</text:p>
      <text:p text:style-name="Code">NETMASK=255.255.0.0</text:p>
      <text:list text:style-name="L1" text:continue-numbering="true">
        <text:list-item>
          <text:list text:continue-numbering="true">
            <text:list-item>
              <text:list text:continue-numbering="true">
                <text:list-item>
                  <text:h text:style-name="P175"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175" text:outline-level="3">Configure DNS Resolution</text:h>
                </text:list-item>
              </text:list>
            </text:list-item>
          </text:list>
        </text:list-item>
      </text:list>
      <text:p text:style-name="Standard">/etc/resolv.conf should at least point to its own DNS (which will get set up later). <text:s/>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206" text:outline-level="3">Set Up basic hosts file</text:h>
                </text:list-item>
              </text:list>
            </text:list-item>
          </text:list>
        </text:list-item>
      </text:list>
      <text:p text:style-name="P7">Ensure <text:s/>lines like the following is in /etc/hosts for each compute node, service node, bmc, mm,etc in your cluster on the Management Server:</text:p>
      <text:p text:style-name="P7">This is important for using makedns, <text:s/>see Setup DNS. </text:p>
      <text:p text:style-name="P7"/>
      <text:p text:style-name="P3">127.0.0.1 <text:s text:c="14"/>localhost.localdomain localhost</text:p>
      <text:p text:style-name="P3">::1 <text:s text:c="20"/>localhost6.localdomain6 localhost6</text:p>
      <text:p text:style-name="P3">11.16.9.227 <text:s text:c="12"/>xcat20mn.clusters.com xcat20mn</text:p>
      <text:p text:style-name="P3">11.16.9.252 <text:s text:c="12"/>xcatmn</text:p>
      <text:p text:style-name="P3">11.16.9.226 <text:s text:c="12"/>cu03sv</text:p>
      <text:p text:style-name="P3">11.16.9.225 <text:s text:c="12"/>cu03svbmc</text:p>
      <text:p text:style-name="P3">### Global CVLAN</text:p>
      <text:p text:style-name="P3">192.168.0.1 <text:s text:c="12"/>mm</text:p>
      <text:p text:style-name="P3">192.168.0.2 <text:s text:c="12"/>mm20</text:p>
      <text:p text:style-name="P3">### Service Node CVLAN</text:p>
      <text:p text:style-name="P3">192.152.101.254 <text:s text:c="8"/>cu03svgate</text:p>
      <text:p text:style-name="P3">192.152.101.1 <text:s text:c="10"/>cu03sv-eth1</text:p>
      <text:p text:style-name="P3">192.152.101.101 <text:s text:c="8"/>cu03cpbmc</text:p>
      <text:p text:style-name="P3">192.152.101.102 <text:s text:c="8"/>cu03cp</text:p>
      <text:p text:style-name="P3">11.16.9.146 <text:s text:c="12"/>c115v2mm01</text:p>
      <text:p text:style-name="P3">11.16.9.212 <text:s text:c="12"/>c115bl4mm01</text:p>
      <text:p text:style-name="P3">11.16.9.171 <text:s text:c="12"/>c115bv3mm01</text:p>
      <text:p text:style-name="P3"/>
      <text:list text:style-name="L1" text:continue-numbering="true">
        <text:list-item>
          <text:list text:continue-numbering="true">
            <text:list-item>
              <text:list text:continue-numbering="true">
                <text:list-item>
                  <text:h text:style-name="P175" text:outline-level="3">Restart Management Node</text:h>
                </text:list-item>
              </text:list>
            </text:list-item>
          </text:list>
        </text:list-item>
      </text:list>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175"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126" text:outline-level="2"><text:soft-page-break/>Download Linux Distro ISOs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35"/>
      <text:list text:style-name="WW8Num9" text:continue-numbering="true">
        <text:list-item>
          <text:p text:style-name="List_20_Number">Create YUM repository for Fedora RPMs (not needed on SLE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p text:style-name="Text_20_body_20_indent">On SLES, get access to the SLES RPMs and run “zypper sa &lt;url&gt;” to point to them.</text:p>
      <text:p text:style-name="P4"/>
      <text:list text:style-name="WW8Num9" text:continue-numbering="true">
        <text:list-item>
          <text:p text:style-name="List_20_Number">Install createrepo (not needed on SLES):<text:line-break/></text:p>
        </text:list-item>
      </text:list>
      <text:p text:style-name="Code_20_Indented">yum install createrepo</text:p>
      <text:p text:style-name="Text_20_body"/>
      <text:list text:style-name="L1" text:continue-numbering="true">
        <text:list-item>
          <text:list text:continue-numbering="true">
            <text:list-item>
              <text:h text:style-name="P126" text:outline-level="2">Downloading and Installing <text:s/>xCAT 2</text:h>
              <text:list>
                <text:list-item>
                  <text:h text:style-name="P175" text:outline-level="3">Choosing the Version of xCAT You Want to Use</text:h>
                </text:list-item>
              </text:list>
            </text:list-item>
          </text:list>
        </text:list-item>
      </text:list>
      <text:p text:style-name="Standard"/>
      <text:p text:style-name="Standard">You can choose between 3 different versions of xCAT for Linux:</text:p>
      <text:list text:style-name="L9">
        <text:list-item>
          <text:p text:style-name="P66">The latest <text:span text:style-name="T7">official release</text:span> of the <text:span text:style-name="T7">stable branch</text:span>, 2.0.x:</text:p>
          <text:list>
            <text:list-item>
              <text:p text:style-name="P66">YUM directory: <text:s/><text:a xlink:type="simple" xlink:href="http://xcat.sourceforge.net/yum/xcat-core">http://xcat.sourceforge.net/yum/xcat-core</text:a> </text:p>
            </text:list-item>
            <text:list-item>
              <text:p text:style-name="P66">Tarball: <text:s/><text:a xlink:type="simple" xlink:href="http://xcat.sourceforge.net/yum/xcat-core-2.0.2.tar.bz2">http://xcat.sourceforge.net/yum/xcat-core-2.0.2.tar.bz2</text:a> (or pick the latest 2.0.x version)</text:p>
            </text:list-item>
          </text:list>
        </text:list-item>
        <text:list-item>
          <text:p text:style-name="P66">The latest <text:span text:style-name="T7">snapshot</text:span> of the <text:span text:style-name="T7">stable branch</text:span>:</text:p>
          <text:list>
            <text:list-item>
              <text:p text:style-name="P66">YUM directory: <text:s/><text:a xlink:type="simple" xlink:href="http://xcat.sourceforge.net/yum/core-snap">http://xcat.sourceforge.net/yum/core-snap</text:a> </text:p>
            </text:list-item>
            <text:list-item>
              <text:p text:style-name="P66">Tarball: <text:s/><text:a xlink:type="simple" xlink:href="http://xcat.sourceforge.net/yum/core-rpms-snap.tar.bz2">http://xcat.sourceforge.net/yum/core-rpms-snap.tar.bz2</text:a> </text:p>
            </text:list-item>
          </text:list>
        </text:list-item>
        <text:list-item>
          <text:p text:style-name="P66">The latest <text:span text:style-name="T7">snapshot</text:span> of the <text:span text:style-name="T7">development branch</text:span>, 2.1 pre-release:</text:p>
          <text:list>
            <text:list-item>
              <text:p text:style-name="P66"><text:soft-page-break/>YUM directory: <text:s/><text:a xlink:type="simple" xlink:href="http://xcat.sourceforge.net/yum/devel/core-snap">http://xcat.sourceforge.net/yum/devel/core-snap</text:a> </text:p>
            </text:list-item>
            <text:list-item>
              <text:p text:style-name="P66">Tarball: <text:s/><text:a xlink:type="simple" xlink:href="http://xcat.sourceforge.net/yum/devel/core-rpms-snap.tar.bz2">http://xcat.sourceforge.net/yum/devel/core-rpms-snap.tar.bz2</text:a> </text:p>
            </text:list-item>
          </text:list>
        </text:list-item>
      </text:list>
      <text:p text:style-name="Standard"/>
      <text:p text:style-name="Standard">In all cases, use the same package of dependencies:</text:p>
      <text:list text:style-name="L10">
        <text:list-item>
          <text:p text:style-name="P75">YUM directory: <text:s/><text:a xlink:type="simple" xlink:href="http://xcat.sourceforge.net/yum/xcat-dep">http://xcat.sourceforge.net/yum/xcat-dep</text:a> </text:p>
        </text:list-item>
        <text:list-item>
          <text:p text:style-name="P75">Tarball: <text:s/><text:a xlink:type="simple" xlink:href="http://sourceforge.net/project/showfiles.php?group_id=208749&amp;package_id=258529">http://sourceforge.net/project/showfiles.php?group_id=208749&amp;package_id=258529</text:a> (choose latest version number)</text:p>
        </text:list-item>
      </text:list>
      <text:p text:style-name="P30"/>
      <text:p text:style-name="P30">Now use the appropriate links you've chosen above in section <text:reference-ref text:reference-format="chapter" text:ref-name="If Your Management Node Has Internet Access:">2.3.2</text:reference-ref> or <text:reference-ref text:reference-format="chapter" text:ref-name="If Your Management Node Does Not Have Internet Access:">2.3.3</text:reference-ref>.</text:p>
      <text:list text:style-name="L1" text:continue-numbering="true">
        <text:list-item>
          <text:list text:continue-numbering="true">
            <text:list-item>
              <text:list text:continue-numbering="true">
                <text:list-item>
                  <text:h text:style-name="P175" text:outline-level="3"><text:reference-mark-start text:name="If Your Management Node Has Internet Access:"/>If Your Management Node <text:span text:style-name="T12">Has</text:span> Internet Access:<text:reference-mark-end text:name="If Your Management Node Has Internet Access:"/></text:h>
                  <text:list>
                    <text:list-item>
                      <text:h text:style-name="P207" text:outline-level="4">Download Repo Files</text:h>
                    </text:list-item>
                  </text:list>
                </text:list-item>
              </text:list>
            </text:list-item>
          </text:list>
        </text:list-item>
      </text:list>
      <text:p text:style-name="Standard">YUM can be pointed directly to the xCAT download site. <text:s/>For exampl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xcat-dep/rh5/x86_64/xCAT-dep.repo">http://xcat.sf.net/yum/xcat-dep/rh5/x86_64/xCAT-dep.repo</text:a> </text:p>
      <text:p text:style-name="Code"/>
      <text:p text:style-name="Text_20_body">Or on SLES, also do:</text:p>
      <text:p text:style-name="Code">zypper sa <text:a xlink:type="simple" xlink:href="http://xcat.sf.net/yum/core-snap"><text:span text:style-name="Internet_20_link">http://xcat.sf.net/yum/core-snap</text:span></text:a></text:p>
      <text:p text:style-name="Code">zypper sa <text:a xlink:type="simple" xlink:href="http://xcat.sf.net/yum/xcat-dep/sles10/x86_64/xCAT-dep.repo">http://xcat.sf.net/yum/xcat-dep/sles10/x86_64</text:a></text:p>
      <text:list text:style-name="L1" text:continue-numbering="true">
        <text:list-item>
          <text:list text:continue-numbering="true">
            <text:list-item>
              <text:list text:continue-numbering="true">
                <text:list-item>
                  <text:list text:continue-numbering="true">
                    <text:list-item>
                      <text:h text:style-name="P207"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gpgkey=file:///etc/pki/rpm-gpg/RPM-GPG-KEY-fedora file:///etc/pki/rpm-gpg/RPM-GPG-KEY</text:p>
      <text:p text:style-name="Standard"/>
      <text:p text:style-name="Standard">Continue now at step <text:reference-ref text:reference-format="chapter" text:ref-name="1.1.1Install xCAT 2.0 software &amp; Its Dependencies">2.3.4</text:reference-ref>, <text:reference-ref text:reference-format="text" text:ref-name="1.1.1Install xCAT 2.0 software &amp; Its Dependencies">Install xCAT 2 software &amp; Its Dependencies</text:reference-ref>.</text:p>
      <text:list text:style-name="L1" text:continue-numbering="true">
        <text:list-item>
          <text:list text:continue-numbering="true">
            <text:list-item>
              <text:list text:continue-numbering="true">
                <text:list-item>
                  <text:h text:style-name="P175" text:outline-level="3"><text:reference-mark-start text:name="If Your Management Node Does Not Have Internet Access:"/>If Your Management Node <text:span text:style-name="T12">Does Not Have</text:span> Internet Access:<text:reference-mark-end text:name="If Your Management Node Does Not Have Internet Access:"/></text:h>
                  <text:list>
                    <text:list-item>
                      <text:h text:style-name="P207" text:outline-level="4">Download xCAT 2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text:soft-page-break/>wget <text:a xlink:type="simple" xlink:href="http://downloads.sourceforge.net/xcat/xcat-dep-2.0.1.tar.bz2?use_mirror=osdn">http://downloads.sourceforge.net/xcat/xcat-dep-2.0.1.tar.bz2?use_mirror=osdn</text:a> # choose latest version available by browsing <text:a xlink:type="simple" xlink:href="https://sourceforge.net/project/showfiles.php?group_id=208749&amp;package_id=258529">https://sourceforge.net/project/showfiles.php?group_id=208749&amp;package_id=258529</text:a> </text:p>
      <text:p text:style-name="Code">tar jxvf core-rpms-snap.tar.bz2</text:p>
      <text:p text:style-name="Code">tar jxvf xcat-dep-2*.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210" text:outline-level="4">Get Distro Open Source Dependencies from Fedora Site</text:h>
                    </text:list-item>
                  </text:list>
                </text:list-item>
              </text:list>
            </text:list-item>
          </text:list>
        </text:list-item>
      </text:list>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Text_20_body"/>
      <text:list text:style-name="L1" text:continue-numbering="true">
        <text:list-item>
          <text:list text:continue-numbering="true">
            <text:list-item>
              <text:list text:continue-numbering="true">
                <text:list-item>
                  <text:list text:continue-numbering="true">
                    <text:list-item>
                      <text:h text:style-name="P207" text:outline-level="4">Set Up YUM repositories for xCAT and Dependencies</text:h>
                    </text:list-item>
                  </text:list>
                </text:list-item>
              </text:list>
            </text:list-item>
          </text:list>
        </text:list-item>
      </text:list>
      <text:p text:style-name="Standard"/>
      <text:p text:style-name="Code">cd /root/xcat2/xcat-dep/rh5/x86_64</text:p>
      <text:p text:style-name="Code">./mklocalrepo.sh</text:p>
      <text:p text:style-name="Code">cd /root/xcat2/core-snap</text:p>
      <text:p text:style-name="Code">./mklocalrepo.sh</text:p>
      <text:p text:style-name="Code"/>
      <text:p text:style-name="Text_20_body">Or on SLES, also do:</text:p>
      <text:p text:style-name="Code">zypper sa <text:a xlink:type="simple" xlink:href="/root/xcat2/core-snap">file:///root/xcat2/core-snap</text:a> </text:p>
      <text:p text:style-name="Code">zypper sa <text:a xlink:type="simple" xlink:href="/root/xcat2/xcat-dep/sles10/x86_64">file:///root/xcat2/xcat-dep/sles10/x86_64</text:a> </text:p>
      <text:p text:style-name="Code"/>
      <text:list text:style-name="L1" text:continue-numbering="true">
        <text:list-item>
          <text:list text:continue-numbering="true">
            <text:list-item>
              <text:list text:continue-numbering="true">
                <text:list-item>
                  <text:h text:style-name="P175" text:outline-level="3"><text:reference-mark-start text:name="1.1.1Install xCAT 2.0 software &amp; Its Dependencies"/>Install xCAT 2 software &amp; Its Dependencies<text:reference-mark-end text:name="1.1.1Install xCAT 2.0 software &amp; Its Dependencies"/></text:h>
                </text:list-item>
              </text:list>
            </text:list-item>
          </text:list>
        </text:list-item>
      </text:list>
      <text:p text:style-name="Standard"/>
      <text:p text:style-name="Code">yum clean metadata</text:p>
      <text:p text:style-name="Code">yum install xCAT.x86_64</text:p>
      <text:p text:style-name="Text_20_body"/>
      <text:p text:style-name="Text_20_body">Or on SLES, do:</text:p>
      <text:p text:style-name="Code">zypper install xCAT</text:p>
      <text:p text:style-name="Text_20_body"><text:soft-page-break/></text:p>
      <text:list text:style-name="L1" text:continue-numbering="true">
        <text:list-item>
          <text:list text:continue-numbering="true">
            <text:list-item>
              <text:list text:continue-numbering="true">
                <text:list-item>
                  <text:h text:style-name="P175"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175" text:outline-level="3">Update xCAT 2 software</text:h>
                </text:list-item>
              </text:list>
            </text:list-item>
          </text:list>
        </text:list-item>
      </text:list>
      <text:p text:style-name="Standard"/>
      <text:p text:style-name="Standard">If you need to update the xCAT 2 rpms later:</text:p>
      <text:list text:style-name="L11">
        <text:list-item>
          <text:p text:style-name="P77">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77">(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Standard">If you have a service node stateless image, don't forget to update the image with the new xCAT rpms (see chapter <text:reference-ref text:reference-format="chapter" text:ref-name="Build the Service Node Stateless Image">6.1</text:reference-ref>, <text:reference-ref text:reference-format="text" text:ref-name="Build the Service Node Stateless Image">Build the Service Node Stateless Image</text:reference-ref>):</text:p>
      <text:p text:style-name="Text_20_body"/>
      <text:list text:style-name="L1" text:continue-numbering="true">
        <text:list-item>
          <text:list text:continue-numbering="true">
            <text:list-item>
              <text:list text:continue-numbering="true">
                <text:list-item>
                  <text:h text:style-name="P175" text:outline-level="3">Set Up the Install Directory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126" text:outline-level="2" text:is-list-header="true"><text:soft-page-break/></text:h>
            </text:list-header>
          </text:list>
        </text:list-item>
        <text:list-item>
          <text:h text:style-name="P112"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his document will cover the former case (distinct se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Database be set up instead of the SQLite Default database. <text:s/>PostgreSQL allows a remote client to be set up on the service node such that the service node can access (read/write) the database on the Management Node.</text:p>
      <text:p text:style-name="Standard"/>
      <text:p text:style-name="P23">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126"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his example assumes:</text:p>
      <text:list text:style-name="L12">
        <text:list-item>
          <text:p text:style-name="P79">11.16.0.1: <text:s/>IP of management node (cluster-facing NIC)</text:p>
        </text:list-item>
        <text:list-item>
          <text:p text:style-name="P79">xcatdb: <text:s/>database name</text:p>
        </text:list-item>
        <text:list-item>
          <text:p text:style-name="P79">xcatadmin: <text:s/>database role (aka user)</text:p>
        </text:list-item>
        <text:list-item>
          <text:p text:style-name="P79">cluster: <text:s/>database password</text:p>
        </text:list-item>
        <text:list-item>
          <text:p text:style-name="P79">11.16.1.230 &amp; 11.16.2.230: <text:s/>service nodes (mgmt node facing NIC)</text:p>
        </text:list-item>
      </text:list>
      <text:p text:style-name="Text_20_body_20_indent">Substitute your addresses and desired userid , password and database name as appropriate.</text:p>
      <text:p text:style-name="Standard"/>
      <text:p text:style-name="Standard">The following rpms should be installed from the Fedora8 media on the Management Node (and service node when installed). <text:s/>These are required for postgresql. </text:p>
      <text:p text:style-name="P215"/>
      <text:list text:style-name="WW8Num9">
        <text:list-item text:start-value="1">
          <text:p text:style-name="List_20_Number_20_Code">yum install perl-DBD-Pg postgresql-server postgresql <text:s/># or use zypper for SLES</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createuser -SDRP xcatadmin<text:line-break/>Enter password for new role: cluster<text:line-break/>Enter it again: cluster</text:p>
        </text:list-item>
        <text:list-item>
          <text:p text:style-name="List_20_Number_20_Code"><text:soft-page-break/>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2">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1"/>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9"><text:soft-page-break/></text:p>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8"/>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126" text:outline-level="2">Define the <text:s/>service nodes in the database</text:h>
            </text:list-item>
          </text:list>
        </text:list-item>
      </text:list>
      <text:p text:style-name="P40">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40"/>
      <text:p text:style-name="P11">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175" text:outline-level="3"><text:soft-page-break/>Add Service Nodes to the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175" text:outline-level="3"><text:reference-mark-start text:name="Set Attributes of the Service Nodes"/>Set Attributes of the Service Nodes<text:reference-mark-end text:name="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Sns)</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text:soft-page-break/>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Standard"/>
      <text:list text:style-name="L1" text:continue-numbering="true">
        <text:list-item>
          <text:list text:continue-numbering="true">
            <text:list-item>
              <text:list text:continue-numbering="true">
                <text:list-item>
                  <text:h text:style-name="P175" text:outline-level="3"><text:reference-mark-start text:name="Configure the Service Node BMCs and Discover MACs"/>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175"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112" text:outline-level="1">Set Up Services on the Management Node</text:h>
          <text:list>
            <text:list-item>
              <text:h text:style-name="P126"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text:soft-page-break/>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126"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2">The interface is </text:p>
      <text:p text:style-name="P12">chtab key=dhcpinterfaces site.value='&lt;node or nodegroup&gt;|nic;&lt;node or nodegroup&gt;|nic;...&gt;</text:p>
      <text:p text:style-name="P12">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6">chtab key=dhcpinterfaces site.value='mn20|eth4;service|eth1'</text:p>
      <text:p text:style-name="P16">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126" text:outline-level="2">Set Up NTP</text:h>
            </text:list-item>
          </text:list>
        </text:list-item>
      </text:list>
      <text:p text:style-name="Standard">To enable the NTP services on the cluster, <text:s/>first configure NTP on the management node and start ntpd.</text:p>
      <text:p text:style-name="Standard"/>
      <text:p text:style-name="Standard"><text:soft-page-break/>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2</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126" text:outline-level="2">Set Up DNS</text:h>
            </text:list-item>
          </text:list>
        </text:list-item>
      </text:list>
      <text:h text:style-name="P44" text:outline-level="2"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h text:style-name="Heading_20_2" text:outline-level="2" text:is-list-header="true"/>
      <text:p text:style-name="Code"/>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text:soft-page-break/>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126"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5">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6"/>
      <text:p text:style-name="Standard">After running mkrrbc, define the hardware control attributes for the management modules:</text:p>
      <text:p text:style-name="P16">chtab node=mm nodehm.mgt=blade</text:p>
      <text:p text:style-name="P16">chtab node=mm mp.mpa='|(.*)|($1)|'</text:p>
      <text:list text:style-name="L1" text:continue-numbering="true">
        <text:list-item>
          <text:list text:continue-numbering="true">
            <text:list-item>
              <text:h text:style-name="P126" text:outline-level="2">Set Up AMMs</text:h>
            </text:list-item>
          </text:list>
        </text:list-item>
      </text:list>
      <text:p text:style-name="P29">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text:soft-page-break/></text:p>
      <text:p text:style-name="Code">rspconfig mm snmpcfg=enable sshcfg=enable</text:p>
      <text:p text:style-name="Code">rspconfig mm pd1=redwoperf pd2=redwoperf</text:p>
      <text:p text:style-name="Code">rpower mm reset</text:p>
      <text:p text:style-name="P22"/>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126"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5">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126"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126"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112" text:outline-level="1">Define Compute Nodes in the Database</text:h>
        </text:list-item>
      </text:list>
      <text:p text:style-name="Standard"/>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oft-page-break/><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126"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5">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126"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126" text:outline-level="2"><text:soft-page-break/>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4">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126"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126"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3">are</text:span><text:span text:style-name="T6"> using Service Nodes:</text:span></text:p>
      <text:p text:style-name="Standard">The servicenode attribute should be set to the hostname of the service node that the management node knows it by (in our cas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2</text:reference-ref>, <text:reference-ref text:reference-format="text" text:ref-name="Set Attributes of the Service Nodes">Set Attributes of the Service Nodes</text:reference-ref>.</text:p>
      <text:p text:style-name="Text_20_body"/>
      <text:p text:style-name="P10">If you are <text:span text:style-name="T12">not</text:span> using Service Nodes:</text:p>
      <text:p text:style-name="Standard">In this case, the management node hostname (as known by the compute node) should be used for xcatmaster (servicenode will default to the MN).</text:p>
      <text:p text:style-name="Standard"><text:soft-page-break/></text:p>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Text_20_body"/>
      <text:p text:style-name="Text_20_body"/>
      <text:list text:style-name="L1" text:continue-numbering="true">
        <text:list-item>
          <text:list text:continue-numbering="true">
            <text:list-item>
              <text:h text:style-name="P126"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126"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126"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126"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4">st</text:span> row tells xCAT the opteron blades should not be powered on until the corresponding cell blades are powered on. <text:s/>The 2<text:span text:style-name="T14">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text:soft-page-break/>nodels rra001a deps.nodedep</text:p>
      <text:p text:style-name="Code">nodels rra001b deps.nodedep</text:p>
      <text:p text:style-name="Code"/>
      <text:list text:style-name="L1" text:continue-numbering="true">
        <text:list-item>
          <text:list text:continue-numbering="true">
            <text:list-item>
              <text:h text:style-name="P126"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126"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3</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8"/>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126"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112"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9"/>
      <text:list text:style-name="L1" text:continue-numbering="true">
        <text:list-item>
          <text:list text:continue-numbering="true">
            <text:list-item>
              <text:h text:style-name="P153" text:outline-level="2"><text:reference-mark-start text:name="Build the Service Node Stateless Image"/>Build the Service Node Stateless Image<text:reference-mark-end text:name="Build the Service Node Stateless Image"/></text:h>
            </text:list-item>
          </text:list>
        </text:list-item>
      </text:list>
      <text:p text:style-name="P29">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9"><text:soft-page-break/></text:p>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6">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text:soft-page-break/>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6">cd /install/netboot/fedora8/x86_64/service/rootimg/etc/<text:line-break/>cp fstab fstab.ORIG<text:line-break/><text:line-break/></text:span><text:span text:style-name="T17">Put in fstab:</text:span><text:span text:style-name="T16"><text:line-break/><text:line-break/><text:line-break/>proc <text:s text:c="12"/>/proc <text:s text:c="10"/>proc <text:s text:c="8"/>rw 0 0<text:line-break/>sysfs <text:s text:c="11"/>/sys <text:s text:c="11"/>sysfs <text:s text:c="7"/>rw 0 0<text:line-break/></text:span><text:span text:style-name="T16">devpts <text:s text:c="10"/>/dev/pts <text:s text:c="7"/>devpts <text:s text:c="6"/>rw,gid=5,mode=620 0 0<text:line-break/></text:span><text:span text:style-name="T16">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6">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31"/>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1">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3"/>
      <text:list text:style-name="L1" text:continue-numbering="true">
        <text:list-item>
          <text:list text:continue-numbering="true">
            <text:list-item>
              <text:h text:style-name="P126" text:outline-level="2"><text:soft-page-break/><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126"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text:soft-page-break/>wcons service <text:s text:c="5"/># make sure DISPLAY is set to your X server/VNC or</text:p>
      <text:p text:style-name="P41">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126"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12"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112"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4">Pick a QS22 blade for the iSCSI install that can access the management node. <text:s/>Add it as a node (and its management module, if necessary). <text:s/>In our example, the blade is called mvqs21b and the management module of the chassis it is in is called bca2:</text:p>
      <text:p text:style-name="Code"><text:soft-page-break/>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7"><text:span text:style-name="T8">chtab node=mvqs21b </text:span>noderes.nfsserver=mn20 nodehm.serialport=0 noderes.netboot=yaboot noderes.installnic=eth0 noderes.primarynic=eth0</text:p>
      <text:p text:style-name="P17"><text:span text:style-name="T8">chtab node=mvqs21b </text:span>nodetype.os=fedora8 nodetype.arch=ppc64 nodetype.profile=iscsi nodetype.nodetype=osi iscsi.server=mn20</text:p>
      <text:p text:style-name="P18">chtab node=mvqs21b nodehm.mgt=blade nodehm.cons=blade nodehm.serialspeed=19200 nodehm.serialflow=hard</text:p>
      <text:p text:style-name="P18">chtab node=bca2 nodehm.mgt=blade</text:p>
      <text:p text:style-name="P18">chtab node=mvqs21b mp.mpa=bca2 id=2</text:p>
      <text:p text:style-name="P18">chtab node=bca2 mp.mpa=bca2</text:p>
      <text:p text:style-name="P18"/>
      <text:p text:style-name="P18">getmacs mvqs21b</text:p>
      <text:p text:style-name="P13"/>
      <text:p text:style-name="P13">Put mvqs21b and bca2 in /etc/hosts, then:</text:p>
      <text:p text:style-name="P17">makedns</text:p>
      <text:p text:style-name="P17">makedhcp -n</text:p>
      <text:p text:style-name="P17"/>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6">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12"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126" text:outline-level="2"><text:soft-page-break/><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6">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text:soft-page-break/></text:p>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2">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126"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126" text:outline-level="2"><text:soft-page-break/>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84"/>
            </text:list-header>
            <text:list-item>
              <text:h text:style-name="P126"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75"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text:soft-page-break/>strip -g aufs.ko </text:p>
      <text:p text:style-name="Text_20_body_20_indent"/>
      <text:list text:style-name="L1" text:continue-numbering="true">
        <text:list-item>
          <text:list text:continue-numbering="true">
            <text:list-item>
              <text:list text:continue-numbering="true">
                <text:list-item>
                  <text:h text:style-name="P175"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2">Note: <text:s/>the order of the modules in the -n option is important.</text:p>
      <text:p text:style-name="P12">Note: <text:s/>The -l is the size of the / file system in RAM</text:p>
      <text:p text:style-name="Text_20_body"/>
      <text:list text:style-name="L1" text:continue-numbering="true">
        <text:list-item>
          <text:list text:continue-numbering="true">
            <text:list-item>
              <text:list text:continue-numbering="true">
                <text:list-item>
                  <text:h text:style-name="P175"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175"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text:soft-page-break/></text:p>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175"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12" text:outline-level="1">Building QS22 Image for 64K pages</text:h>
        </text:list-item>
      </text:list>
      <text:p text:style-name="Standard"/>
      <text:p text:style-name="Standard">Note: <text:s/>consider merging 9/10 if building kernel for 64K pages and NFS-hybrid boot.</text:p>
      <text:p text:style-name="Standard"/>
      <text:p text:style-name="P23">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1">On the sample blade:</text:p>
      <text:p text:style-name="Code"><text:soft-page-break/>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0"><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126"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1"><text:soft-page-break/>On sample blade:</text:p>
      <text:p text:style-name="Code">cd /root</text:p>
      <text:p text:style-name="Code">./genimage -i eth0 -n tg3 -o fedora8 -p compute -k 2.6.23.1-42.fc8-64k</text:p>
      <text:list text:style-name="L1" text:continue-numbering="true">
        <text:list-item>
          <text:list text:continue-numbering="true">
            <text:list-item>
              <text:h text:style-name="P126" text:outline-level="2">Test unsquashed:</text:h>
            </text:list-item>
          </text:list>
        </text:list-item>
      </text:list>
      <text:p text:style-name="Standard"/>
      <text:p text:style-name="P10">On sample 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75"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126" text:outline-level="2">Test squash</text:h>
            </text:list-item>
          </text:list>
        </text:list-item>
      </text:list>
      <text:p text:style-name="Standard"/>
      <text:p text:style-name="P23">On sample blade:</text:p>
      <text:p text:style-name="Code">cd /root</text:p>
      <text:p text:style-name="Code">./geninitrd -i eth0 -n tg3,squashfs,aufs,loop -o fedora8 -p compute -k 2.6.23.1-42.fc8-64k -l $(expr 100 \* 1024 \* 1024)</text:p>
      <text:p text:style-name="Text_20_body"/>
      <text:p text:style-name="P12">Note: <text:s/>the order of the modules in the -n option is important.</text:p>
      <text:p text:style-name="P12"/>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75" text:outline-level="3"><text:soft-page-break/><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text:style-name="L1" text:continue-numbering="true">
        <text:list-item>
          <text:list text:continue-numbering="true">
            <text:list-item>
              <text:h text:style-name="P126" text:outline-level="2">To Switch Back to 4K Pages</text:h>
            </text:list-item>
          </text:list>
        </text:list-item>
      </text:list>
      <text:p text:style-name="Text_20_body"/>
      <text:p text:style-name="P10">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12"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4"><text:soft-page-break/></text:p>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text:soft-page-break/></text:p>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7">Edit Makefile</text:span><text:span text:style-name="T17">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text:soft-page-break/></text:p>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4">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3">
        <text:list-item>
          <text:p text:style-name="P85">9 Updating images.</text:p>
        </text:list-item>
      </text:list>
      <text:p text:style-name="P27"/>
      <text:p text:style-name="P26">To update image use yum/rpm/vi/chroot from the mgmt node for x86_64 or yum/rpm /vi/chroot from the QS22 iSCSI image as if for a cpio or squashfs system.</text:p>
      <text:p text:style-name="P26"/>
      <text:p text:style-name="P26">To propagate the changes to all service nodes (if applicable) after rebooting the service nodes:</text:p>
      <text:p text:style-name="P26"/>
      <text:p text:style-name="Code">xdcp service -f 4 -r /usr/bin/rsync -o '-e ssh -craz' /install/netboot/*/*/compute /install/postscripts /install</text:p>
      <text:p text:style-name="P26"/>
      <text:p text:style-name="P26">To propagate the changes to all service nodes (if applicable) after changing any of the images:</text:p>
      <text:p text:style-name="P26"><text:s text:c="7"/></text:p>
      <text:p text:style-name="Code">xdcp service -f 20 -r /usr/bin/rsync -o '-e ssh -crazv --delete' /install/netboot/*/*/compute /install/postscripts /install</text:p>
      <text:p text:style-name="P28"/>
      <text:p text:style-name="Standard">No need to reboot compute nodes after updates.</text:p>
      <text:p text:style-name="P42"><text:soft-page-break/></text:p>
      <text:list text:style-name="L1" text:continue-numbering="true">
        <text:list-item>
          <text:h text:style-name="P112" text:outline-level="1">Install <text:s/>Torque</text:h>
          <text:list>
            <text:list-item>
              <text:h text:style-name="P126" text:outline-level="2">Set Up Torque Server</text:h>
            </text:list-item>
          </text:list>
        </text:list-item>
      </text:list>
      <text:p text:style-name="Code">cd /tmp</text:p>
      <text:p text:style-name="P19"><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126"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126"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126"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text:soft-page-break/>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126"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126" text:outline-level="2">Install Perl Curses for pbstop</text:h>
            </text:list-item>
          </text:list>
        </text:list-item>
      </text:list>
      <text:p text:style-name="P17">yum install perl-Curses</text:p>
      <text:p text:style-name="Text_20_body"/>
      <text:list text:style-name="L1" text:continue-numbering="true">
        <text:list-item>
          <text:list text:continue-numbering="true">
            <text:list-item>
              <text:h text:style-name="P126"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126" text:outline-level="2">Set Up Torque Client ( x86_64 only)</text:h>
              <text:list>
                <text:list-item>
                  <text:h text:style-name="P175"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75" text:outline-level="3">Configure Torque</text:h>
                  <text:list>
                    <text:list-item>
                      <text:h text:style-name="P207"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text:soft-page-break/>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207"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75"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12" text:outline-level="1">Set Up Moab</text:h>
          <text:list>
            <text:list-item>
              <text:h text:style-name="P126"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126" text:outline-level="2">Configure Moab</text:h>
            </text:list-item>
          </text:list>
        </text:list-item>
      </text:list>
      <text:p text:style-name="Code">mkdir -p /var/spool/moab/log</text:p>
      <text:p text:style-name="Code">mkdir -p /var/spool/moab/stats</text:p>
      <text:p text:style-name="Text_20_body"/>
      <text:p text:style-name="Text_20_body"><text:soft-page-break/>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75"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12"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4">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text:soft-page-break/>When your postscript is executed on the node, several variables will be set in the environment, which your script can use to control its actions:</text:p>
      <text:list text:style-name="L14">
        <text:list-item>
          <text:p text:style-name="P106">MASTER – the management node or service node that this node is booting from</text:p>
        </text:list-item>
        <text:list-item>
          <text:p text:style-name="P106">NODE – the hostname of this node</text:p>
        </text:list-item>
        <text:list-item>
          <text:p text:style-name="P106">OSVER, ARCH, PROFILE – this node's attributes from the nodetype table</text:p>
        </text:list-item>
        <text:list-item>
          <text:p text:style-name="P106">NODESETSTATE – the argument given to nodeset for this node</text:p>
        </text:list-item>
        <text:list-item>
          <text:p text:style-name="P106">NTYPE - “service” or “compute”</text:p>
        </text:list-item>
        <text:list-item>
          <text:p text:style-name="P106">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dc:title>
    <meta:initial-creator>IBM_USER</meta:initial-creator>
    <meta:creation-date>2008-03-11T09:00:00</meta:creation-date>
    <dc:date>2008-11-03T13:23:31</dc:date>
    <meta:printed-by>Egan Ford</meta:printed-by>
    <meta:print-date>2008-05-08T10:26:10</meta:print-date>
    <meta:editing-cycles>347</meta:editing-cycles>
    <meta:editing-duration>P9DT5H51M18S</meta:editing-duration>
    <meta:user-defined meta:name="Info 1"/>
    <meta:user-defined meta:name="Info 2"/>
    <meta:user-defined meta:name="Info 3"/>
    <meta:user-defined meta:name="Info 4"/>
    <meta:document-statistic meta:table-count="0" meta:image-count="0" meta:object-count="0" meta:page-count="45" meta:paragraph-count="1277" meta:word-count="11830" meta:character-count="72629"/>
  </office:meta>
</office:document-meta>
</file>